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682430" table:style-name="ce5">
            <text:p>4.682.430</text:p>
          </table:table-cell>
          <table:table-cell office:value-type="float" office:value="673500" table:style-name="ce5">
            <text:p>673.500</text:p>
          </table:table-cell>
          <table:table-cell office:value-type="float" office:value="1364600" table:style-name="ce5">
            <text:p>1.364.600</text:p>
          </table:table-cell>
          <table:table-cell office:value-type="float" office:value="275800" table:style-name="ce5">
            <text:p>275.800</text:p>
          </table:table-cell>
          <table:table-cell office:value-type="float" office:value="6996330" table:style-name="ce6">
            <text:p>6.996.330</text:p>
          </table:table-cell>
          <table:table-cell office:value-type="float" office:value="6567073" table:style-name="ce6">
            <text:p>6.567.073</text:p>
          </table:table-cell>
          <table:table-cell office:value-type="percentage" office:value="0.93864540409043029" table:style-name="ce7">
            <text:p>93,9%</text:p>
          </table:table-cell>
          <table:table-cell office:value-type="float" office:value="4216025" table:style-name="ce5">
            <text:p>4.216.025</text:p>
          </table:table-cell>
          <table:table-cell office:value-type="float" office:value="2466921" table:style-name="ce5">
            <text:p>2.466.921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47395" table:style-name="ce5">
            <text:p>847.395</text:p>
          </table:table-cell>
          <table:table-cell office:value-type="float" office:value="118900" table:style-name="ce5">
            <text:p>118.900</text:p>
          </table:table-cell>
          <table:table-cell office:value-type="float" office:value="214400" table:style-name="ce5">
            <text:p>214.400</text:p>
          </table:table-cell>
          <table:table-cell office:value-type="float" office:value="43100" table:style-name="ce5">
            <text:p>43.100</text:p>
          </table:table-cell>
          <table:table-cell office:value-type="float" office:value="1223795" table:style-name="ce6">
            <text:p>1.223.795</text:p>
          </table:table-cell>
          <table:table-cell office:value-type="float" office:value="1098650" table:style-name="ce6">
            <text:p>1.098.650</text:p>
          </table:table-cell>
          <table:table-cell office:value-type="percentage" office:value="0.89774022609995952" table:style-name="ce7">
            <text:p>89,8%</text:p>
          </table:table-cell>
          <table:table-cell office:value-type="float" office:value="693620" table:style-name="ce5">
            <text:p>693.620</text:p>
          </table:table-cell>
          <table:table-cell office:value-type="float" office:value="450448" table:style-name="ce5">
            <text:p>450.448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33325" table:style-name="ce5">
            <text:p>733.325</text:p>
          </table:table-cell>
          <table:table-cell office:value-type="float" office:value="100000" table:style-name="ce5">
            <text:p>100.000</text:p>
          </table:table-cell>
          <table:table-cell office:value-type="float" office:value="164400" table:style-name="ce5">
            <text:p>164.400</text:p>
          </table:table-cell>
          <table:table-cell office:value-type="float" office:value="33300" table:style-name="ce5">
            <text:p>33.300</text:p>
          </table:table-cell>
          <table:table-cell office:value-type="float" office:value="1031025" table:style-name="ce6">
            <text:p>1.031.025</text:p>
          </table:table-cell>
          <table:table-cell office:value-type="float" office:value="995047" table:style-name="ce6">
            <text:p>995.047</text:p>
          </table:table-cell>
          <table:table-cell office:value-type="percentage" office:value="0.96510462888872728" table:style-name="ce7">
            <text:p>96,5%</text:p>
          </table:table-cell>
          <table:table-cell office:value-type="float" office:value="631767" table:style-name="ce5">
            <text:p>631.767</text:p>
          </table:table-cell>
          <table:table-cell office:value-type="float" office:value="398501" table:style-name="ce5">
            <text:p>398.501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1100" table:style-name="ce5">
            <text:p>611.100</text:p>
          </table:table-cell>
          <table:table-cell office:value-type="float" office:value="86600" table:style-name="ce5">
            <text:p>86.600</text:p>
          </table:table-cell>
          <table:table-cell office:value-type="float" office:value="188800" table:style-name="ce5">
            <text:p>188.800</text:p>
          </table:table-cell>
          <table:table-cell office:value-type="float" office:value="38100" table:style-name="ce5">
            <text:p>38.100</text:p>
          </table:table-cell>
          <table:table-cell office:value-type="float" office:value="924600" table:style-name="ce6">
            <text:p>924.600</text:p>
          </table:table-cell>
          <table:table-cell office:value-type="float" office:value="810298" table:style-name="ce6">
            <text:p>810.298</text:p>
          </table:table-cell>
          <table:table-cell office:value-type="percentage" office:value="0.87637681159420289" table:style-name="ce7">
            <text:p>87,6%</text:p>
          </table:table-cell>
          <table:table-cell office:value-type="float" office:value="519992" table:style-name="ce5">
            <text:p>519.992</text:p>
          </table:table-cell>
          <table:table-cell office:value-type="float" office:value="328231" table:style-name="ce5">
            <text:p>328.231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194540" table:style-name="ce5">
            <text:p>1.194.540</text:p>
          </table:table-cell>
          <table:table-cell office:value-type="float" office:value="163500" table:style-name="ce5">
            <text:p>163.500</text:p>
          </table:table-cell>
          <table:table-cell office:value-type="float" office:value="350900" table:style-name="ce5">
            <text:p>350.900</text:p>
          </table:table-cell>
          <table:table-cell office:value-type="float" office:value="70900" table:style-name="ce5">
            <text:p>70.900</text:p>
          </table:table-cell>
          <table:table-cell office:value-type="float" office:value="1779840" table:style-name="ce6">
            <text:p>1.779.840</text:p>
          </table:table-cell>
          <table:table-cell office:value-type="float" office:value="1552850" table:style-name="ce6">
            <text:p>1.552.850</text:p>
          </table:table-cell>
          <table:table-cell office:value-type="percentage" office:value="0.87246606436533625" table:style-name="ce7">
            <text:p>87,2%</text:p>
          </table:table-cell>
          <table:table-cell office:value-type="float" office:value="1000663" table:style-name="ce5">
            <text:p>1.000.663</text:p>
          </table:table-cell>
          <table:table-cell office:value-type="float" office:value="626779" table:style-name="ce5">
            <text:p>626.779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73965" table:style-name="ce5">
            <text:p>373.965</text:p>
          </table:table-cell>
          <table:table-cell office:value-type="float" office:value="52100" table:style-name="ce5">
            <text:p>52.100</text:p>
          </table:table-cell>
          <table:table-cell office:value-type="float" office:value="93900" table:style-name="ce5">
            <text:p>93.900</text:p>
          </table:table-cell>
          <table:table-cell office:value-type="float" office:value="18950" table:style-name="ce5">
            <text:p>18.950</text:p>
          </table:table-cell>
          <table:table-cell office:value-type="float" office:value="538915" table:style-name="ce6">
            <text:p>538.915</text:p>
          </table:table-cell>
          <table:table-cell office:value-type="float" office:value="473978" table:style-name="ce6">
            <text:p>473.978</text:p>
          </table:table-cell>
          <table:table-cell office:value-type="percentage" office:value="0.87950418897228688" table:style-name="ce7">
            <text:p>88,0%</text:p>
          </table:table-cell>
          <table:table-cell office:value-type="float" office:value="305021" table:style-name="ce5">
            <text:p>305.021</text:p>
          </table:table-cell>
          <table:table-cell office:value-type="float" office:value="182038" table:style-name="ce5">
            <text:p>182.038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718445" table:style-name="ce5">
            <text:p>1.718.445</text:p>
          </table:table-cell>
          <table:table-cell office:value-type="float" office:value="242600" table:style-name="ce5">
            <text:p>242.600</text:p>
          </table:table-cell>
          <table:table-cell office:value-type="float" office:value="386100" table:style-name="ce5">
            <text:p>386.100</text:p>
          </table:table-cell>
          <table:table-cell office:value-type="float" office:value="78050" table:style-name="ce5">
            <text:p>78.050</text:p>
          </table:table-cell>
          <table:table-cell office:value-type="float" office:value="2425195" table:style-name="ce6">
            <text:p>2.425.195</text:p>
          </table:table-cell>
          <table:table-cell office:value-type="float" office:value="2131180" table:style-name="ce6">
            <text:p>2.131.180</text:p>
          </table:table-cell>
          <table:table-cell office:value-type="percentage" office:value="0.87876644970816775" table:style-name="ce7">
            <text:p>87,9%</text:p>
          </table:table-cell>
          <table:table-cell office:value-type="float" office:value="1335576" table:style-name="ce5">
            <text:p>1.335.576</text:p>
          </table:table-cell>
          <table:table-cell office:value-type="float" office:value="865671" table:style-name="ce5">
            <text:p>865.671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226025" table:style-name="ce5">
            <text:p>1.226.025</text:p>
          </table:table-cell>
          <table:table-cell office:value-type="float" office:value="174300" table:style-name="ce5">
            <text:p>174.300</text:p>
          </table:table-cell>
          <table:table-cell office:value-type="float" office:value="328900" table:style-name="ce5">
            <text:p>328.900</text:p>
          </table:table-cell>
          <table:table-cell office:value-type="float" office:value="66675" table:style-name="ce5">
            <text:p>66.675</text:p>
          </table:table-cell>
          <table:table-cell office:value-type="float" office:value="1795900" table:style-name="ce6">
            <text:p>1.795.900</text:p>
          </table:table-cell>
          <table:table-cell office:value-type="float" office:value="1621174" table:style-name="ce6">
            <text:p>1.621.174</text:p>
          </table:table-cell>
          <table:table-cell office:value-type="percentage" office:value="0.90270839133582048" table:style-name="ce7">
            <text:p>90,3%</text:p>
          </table:table-cell>
          <table:table-cell office:value-type="float" office:value="1044943" table:style-name="ce5">
            <text:p>1.044.943</text:p>
          </table:table-cell>
          <table:table-cell office:value-type="float" office:value="636418" table:style-name="ce5">
            <text:p>636.418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475870" table:style-name="ce5">
            <text:p>4.475.870</text:p>
          </table:table-cell>
          <table:table-cell office:value-type="float" office:value="644000" table:style-name="ce5">
            <text:p>644.000</text:p>
          </table:table-cell>
          <table:table-cell office:value-type="float" office:value="1254300" table:style-name="ce5">
            <text:p>1.254.300</text:p>
          </table:table-cell>
          <table:table-cell office:value-type="float" office:value="253350" table:style-name="ce5">
            <text:p>253.350</text:p>
          </table:table-cell>
          <table:table-cell office:value-type="float" office:value="6627520" table:style-name="ce6">
            <text:p>6.627.520</text:p>
          </table:table-cell>
          <table:table-cell office:value-type="float" office:value="5917441" table:style-name="ce6">
            <text:p>5.917.441</text:p>
          </table:table-cell>
          <table:table-cell office:value-type="percentage" office:value="0.89285901815460378" table:style-name="ce7">
            <text:p>89,3%</text:p>
          </table:table-cell>
          <table:table-cell office:value-type="float" office:value="3776768" table:style-name="ce5">
            <text:p>3.776.768</text:p>
          </table:table-cell>
          <table:table-cell office:value-type="float" office:value="2274408" table:style-name="ce5">
            <text:p>2.274.408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38610" table:style-name="ce5">
            <text:p>2.838.610</text:p>
          </table:table-cell>
          <table:table-cell office:value-type="float" office:value="407600" table:style-name="ce5">
            <text:p>407.600</text:p>
          </table:table-cell>
          <table:table-cell office:value-type="float" office:value="815300" table:style-name="ce5">
            <text:p>815.300</text:p>
          </table:table-cell>
          <table:table-cell office:value-type="float" office:value="164800" table:style-name="ce5">
            <text:p>164.800</text:p>
          </table:table-cell>
          <table:table-cell office:value-type="float" office:value="4226310" table:style-name="ce6">
            <text:p>4.226.310</text:p>
          </table:table-cell>
          <table:table-cell office:value-type="float" office:value="3632418" table:style-name="ce6">
            <text:p>3.632.418</text:p>
          </table:table-cell>
          <table:table-cell office:value-type="percentage" office:value="0.85947741646968634" table:style-name="ce7">
            <text:p>85,9%</text:p>
          </table:table-cell>
          <table:table-cell office:value-type="float" office:value="2344812" table:style-name="ce5">
            <text:p>2.344.812</text:p>
          </table:table-cell>
          <table:table-cell office:value-type="float" office:value="1419161" table:style-name="ce5">
            <text:p>1.419.161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81605" table:style-name="ce5">
            <text:p>681.605</text:p>
          </table:table-cell>
          <table:table-cell office:value-type="float" office:value="94300" table:style-name="ce5">
            <text:p>94.300</text:p>
          </table:table-cell>
          <table:table-cell office:value-type="float" office:value="171500" table:style-name="ce5">
            <text:p>171.500</text:p>
          </table:table-cell>
          <table:table-cell office:value-type="float" office:value="34600" table:style-name="ce5">
            <text:p>34.600</text:p>
          </table:table-cell>
          <table:table-cell office:value-type="float" office:value="982005" table:style-name="ce6">
            <text:p>982.005</text:p>
          </table:table-cell>
          <table:table-cell office:value-type="float" office:value="917794" table:style-name="ce6">
            <text:p>917.794</text:p>
          </table:table-cell>
          <table:table-cell office:value-type="percentage" office:value="0.93461234922429115" table:style-name="ce7">
            <text:p>93,5%</text:p>
          </table:table-cell>
          <table:table-cell office:value-type="float" office:value="576301" table:style-name="ce5">
            <text:p>576.301</text:p>
          </table:table-cell>
          <table:table-cell office:value-type="float" office:value="383166" table:style-name="ce5">
            <text:p>383.166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844035" table:style-name="ce5">
            <text:p>1.844.035</text:p>
          </table:table-cell>
          <table:table-cell office:value-type="float" office:value="253000" table:style-name="ce5">
            <text:p>253.000</text:p>
          </table:table-cell>
          <table:table-cell office:value-type="float" office:value="435700" table:style-name="ce5">
            <text:p>435.700</text:p>
          </table:table-cell>
          <table:table-cell office:value-type="float" office:value="88200" table:style-name="ce5">
            <text:p>88.200</text:p>
          </table:table-cell>
          <table:table-cell office:value-type="float" office:value="2620935" table:style-name="ce6">
            <text:p>2.620.935</text:p>
          </table:table-cell>
          <table:table-cell office:value-type="float" office:value="2469974" table:style-name="ce6">
            <text:p>2.469.974</text:p>
          </table:table-cell>
          <table:table-cell office:value-type="percentage" office:value="0.94240185277391464" table:style-name="ce7">
            <text:p>94,2%</text:p>
          </table:table-cell>
          <table:table-cell office:value-type="float" office:value="1518927" table:style-name="ce5">
            <text:p>1.518.927</text:p>
          </table:table-cell>
          <table:table-cell office:value-type="float" office:value="1054047" table:style-name="ce5">
            <text:p>1.054.047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01305" table:style-name="ce5">
            <text:p>201.305</text:p>
          </table:table-cell>
          <table:table-cell office:value-type="float" office:value="27900" table:style-name="ce5">
            <text:p>27.900</text:p>
          </table:table-cell>
          <table:table-cell office:value-type="float" office:value="51400" table:style-name="ce5">
            <text:p>51.400</text:p>
          </table:table-cell>
          <table:table-cell office:value-type="float" office:value="10400" table:style-name="ce5">
            <text:p>10.400</text:p>
          </table:table-cell>
          <table:table-cell office:value-type="float" office:value="291005" table:style-name="ce6">
            <text:p>291.005</text:p>
          </table:table-cell>
          <table:table-cell office:value-type="float" office:value="257255" table:style-name="ce6">
            <text:p>257.255</text:p>
          </table:table-cell>
          <table:table-cell office:value-type="percentage" office:value="0.88402261129533855" table:style-name="ce7">
            <text:p>88,4%</text:p>
          </table:table-cell>
          <table:table-cell office:value-type="float" office:value="158783" table:style-name="ce5">
            <text:p>158.783</text:p>
          </table:table-cell>
          <table:table-cell office:value-type="float" office:value="111658" table:style-name="ce5">
            <text:p>111.658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68495" table:style-name="ce5">
            <text:p>3.768.495</text:p>
          </table:table-cell>
          <table:table-cell office:value-type="float" office:value="545400" table:style-name="ce5">
            <text:p>545.400</text:p>
          </table:table-cell>
          <table:table-cell office:value-type="float" office:value="1093300" table:style-name="ce5">
            <text:p>1.093.300</text:p>
          </table:table-cell>
          <table:table-cell office:value-type="float" office:value="220800" table:style-name="ce5">
            <text:p>220.800</text:p>
          </table:table-cell>
          <table:table-cell office:value-type="float" office:value="5627995" table:style-name="ce6">
            <text:p>5.627.995</text:p>
          </table:table-cell>
          <table:table-cell office:value-type="float" office:value="4742962" table:style-name="ce6">
            <text:p>4.742.962</text:p>
          </table:table-cell>
          <table:table-cell office:value-type="percentage" office:value="0.84274452980146575" table:style-name="ce7">
            <text:p>84,3%</text:p>
          </table:table-cell>
          <table:table-cell office:value-type="float" office:value="2957163" table:style-name="ce5">
            <text:p>2.957.163</text:p>
          </table:table-cell>
          <table:table-cell office:value-type="float" office:value="2038658" table:style-name="ce5">
            <text:p>2.038.658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818555" table:style-name="ce5">
            <text:p>818.555</text:p>
          </table:table-cell>
          <table:table-cell office:value-type="float" office:value="117800" table:style-name="ce5">
            <text:p>117.800</text:p>
          </table:table-cell>
          <table:table-cell office:value-type="float" office:value="243600" table:style-name="ce5">
            <text:p>243.600</text:p>
          </table:table-cell>
          <table:table-cell office:value-type="float" office:value="49200" table:style-name="ce5">
            <text:p>49.200</text:p>
          </table:table-cell>
          <table:table-cell office:value-type="float" office:value="1229155" table:style-name="ce6">
            <text:p>1.229.155</text:p>
          </table:table-cell>
          <table:table-cell office:value-type="float" office:value="1077570" table:style-name="ce6">
            <text:p>1.077.570</text:p>
          </table:table-cell>
          <table:table-cell office:value-type="percentage" office:value="0.87667543963129146" table:style-name="ce7">
            <text:p>87,7%</text:p>
          </table:table-cell>
          <table:table-cell office:value-type="float" office:value="702094" table:style-name="ce5">
            <text:p>702.094</text:p>
          </table:table-cell>
          <table:table-cell office:value-type="float" office:value="418282" table:style-name="ce5">
            <text:p>418.282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93855" table:style-name="ce5">
            <text:p>393.855</text:p>
          </table:table-cell>
          <table:table-cell office:value-type="float" office:value="56000" table:style-name="ce5">
            <text:p>56.000</text:p>
          </table:table-cell>
          <table:table-cell office:value-type="float" office:value="106600" table:style-name="ce5">
            <text:p>106.600</text:p>
          </table:table-cell>
          <table:table-cell office:value-type="float" office:value="21550" table:style-name="ce5">
            <text:p>21.550</text:p>
          </table:table-cell>
          <table:table-cell office:value-type="float" office:value="578005" table:style-name="ce6">
            <text:p>578.005</text:p>
          </table:table-cell>
          <table:table-cell office:value-type="float" office:value="536088" table:style-name="ce6">
            <text:p>536.088</text:p>
          </table:table-cell>
          <table:table-cell office:value-type="percentage" office:value="0.92747986609112376" table:style-name="ce7">
            <text:p>92,7%</text:p>
          </table:table-cell>
          <table:table-cell office:value-type="float" office:value="346858" table:style-name="ce5">
            <text:p>346.858</text:p>
          </table:table-cell>
          <table:table-cell office:value-type="float" office:value="219324" table:style-name="ce5">
            <text:p>219.324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88610" table:style-name="ce5">
            <text:p>1.388.610</text:p>
          </table:table-cell>
          <table:table-cell office:value-type="float" office:value="193800" table:style-name="ce5">
            <text:p>193.800</text:p>
          </table:table-cell>
          <table:table-cell office:value-type="float" office:value="356900" table:style-name="ce5">
            <text:p>356.900</text:p>
          </table:table-cell>
          <table:table-cell office:value-type="float" office:value="72350" table:style-name="ce5">
            <text:p>72.350</text:p>
          </table:table-cell>
          <table:table-cell office:value-type="float" office:value="2011660" table:style-name="ce6">
            <text:p>2.011.660</text:p>
          </table:table-cell>
          <table:table-cell office:value-type="float" office:value="1843762" table:style-name="ce6">
            <text:p>1.843.762</text:p>
          </table:table-cell>
          <table:table-cell office:value-type="percentage" office:value="0.91653758587435252" table:style-name="ce7">
            <text:p>91,7%</text:p>
          </table:table-cell>
          <table:table-cell office:value-type="float" office:value="1162729" table:style-name="ce5">
            <text:p>1.162.729</text:p>
          </table:table-cell>
          <table:table-cell office:value-type="float" office:value="780325" table:style-name="ce5">
            <text:p>780.325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4100" table:style-name="ce5">
            <text:p>44.100</text:p>
          </table:table-cell>
          <table:table-cell office:value-type="float" office:value="6300" table:style-name="ce5">
            <text:p>6.3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350" table:style-name="ce6">
            <text:p>67.350</text:p>
          </table:table-cell>
          <table:table-cell office:value-type="float" office:value="61032" table:style-name="ce6">
            <text:p>61.032</text:p>
          </table:table-cell>
          <table:table-cell office:value-type="percentage" office:value="0.90619153674832964" table:style-name="ce7">
            <text:p>90,6%</text:p>
          </table:table-cell>
          <table:table-cell office:value-type="float" office:value="38215" table:style-name="ce5">
            <text:p>38.215</text:p>
          </table:table-cell>
          <table:table-cell office:value-type="float" office:value="26409" table:style-name="ce5">
            <text:p>26.409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4100" table:style-name="ce5">
            <text:p>44.100</text:p>
          </table:table-cell>
          <table:table-cell office:value-type="float" office:value="6200" table:style-name="ce5">
            <text:p>6.2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250" table:style-name="ce6">
            <text:p>67.250</text:p>
          </table:table-cell>
          <table:table-cell office:value-type="float" office:value="55986" table:style-name="ce6">
            <text:p>55.986</text:p>
          </table:table-cell>
          <table:table-cell office:value-type="percentage" office:value="0.83250557620817844" table:style-name="ce7">
            <text:p>83,3%</text:p>
          </table:table-cell>
          <table:table-cell office:value-type="float" office:value="34499" table:style-name="ce5">
            <text:p>34.499</text:p>
          </table:table-cell>
          <table:table-cell office:value-type="float" office:value="25845" table:style-name="ce5">
            <text:p>25.845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16918" table:style-name="ce6">
            <text:p>116.918</text:p>
          </table:table-cell>
          <table:table-cell office:value-type="percentage" office:value="0.68456367979764865" table:style-name="ce7">
            <text:p>68,5%</text:p>
          </table:table-cell>
          <table:table-cell office:value-type="float" office:value="78052" table:style-name="ce5">
            <text:p>78.052</text:p>
          </table:table-cell>
          <table:table-cell office:value-type="float" office:value="39446" table:style-name="ce5">
            <text:p>39.446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1120" table:style-name="ce5">
            <text:p>1.120</text:p>
          </table:table-cell>
          <table:table-cell office:value-type="float" office:value="3020" table:style-name="ce6">
            <text:p>3.020</text:p>
          </table:table-cell>
          <table:table-cell office:value-type="float" office:value="636" table:style-name="ce6">
            <text:p>636</text:p>
          </table:table-cell>
          <table:table-cell office:value-type="percentage" office:value="0.21059602649006623" table:style-name="ce7">
            <text:p>21,1%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932757" table:style-name="ce11">
            <text:p>27.932.757</text:p>
          </table:table-cell>
          <table:table-cell office:value-type="float" office:value="3982000" table:style-name="ce12">
            <text:p>3.982.000</text:p>
          </table:table-cell>
          <table:table-cell office:value-type="float" office:value="7755100" table:style-name="ce13">
            <text:p>7.755.100</text:p>
          </table:table-cell>
          <table:table-cell office:value-type="float" office:value="1548745" table:style-name="ce14">
            <text:p>1.548.745</text:p>
          </table:table-cell>
          <table:table-cell office:value-type="float" office:value="41218602" table:style-name="ce15">
            <text:p>41.218.602</text:p>
          </table:table-cell>
          <table:table-cell office:value-type="float" office:value="36880086" table:style-name="ce15">
            <text:p>36.880.086</text:p>
          </table:table-cell>
          <table:table-cell office:value-type="percentage" office:value="0.89474373730579215" table:style-name="ce16">
            <text:p>89,5%</text:p>
          </table:table-cell>
          <table:table-cell office:value-type="float" office:value="23443444" table:style-name="ce15">
            <text:p>23.443.444</text:p>
          </table:table-cell>
          <table:table-cell office:value-type="float" office:value="14745736" table:style-name="ce15">
            <text:p>14.745.73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3914306" table:style-name="ce23">
            <text:p>3.914.306</text:p>
          </table:table-cell>
          <table:table-cell office:value-type="percentage" office:value="0.84538977866730425" table:style-name="ce24">
            <text:p>84,5%</text:p>
          </table:table-cell>
          <table:table-cell office:value-type="float" office:value="2065235" table:style-name="ce23">
            <text:p>2.065.235</text:p>
          </table:table-cell>
          <table:table-cell office:value-type="percentage" office:value="0.44603783136677871" table:style-name="ce24">
            <text:p>44,6%</text:p>
          </table:table-cell>
          <table:table-cell office:value-type="date" office:date-value="2021-06-21T00:00:00" table:style-name="ce25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50037" table:style-name="ce5">
            <text:p>650.037</text:p>
          </table:table-cell>
          <table:table-cell office:value-type="percentage" office:value="0.82561365004610476" table:style-name="ce26">
            <text:p>82,6%</text:p>
          </table:table-cell>
          <table:table-cell office:value-type="float" office:value="373453" table:style-name="ce5">
            <text:p>373.453</text:p>
          </table:table-cell>
          <table:table-cell office:value-type="percentage" office:value="0.47432360688802017" table:style-name="ce26">
            <text:p>47,4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03185" table:style-name="ce5">
            <text:p>603.185</text:p>
          </table:table-cell>
          <table:table-cell office:value-type="percentage" office:value="0.89180398157799412" table:style-name="ce26">
            <text:p>89,2%</text:p>
          </table:table-cell>
          <table:table-cell office:value-type="float" office:value="338415" table:style-name="ce5">
            <text:p>338.415</text:p>
          </table:table-cell>
          <table:table-cell office:value-type="percentage" office:value="0.50034374930695702" table:style-name="ce26">
            <text:p>50,0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74283" table:style-name="ce5">
            <text:p>474.283</text:p>
          </table:table-cell>
          <table:table-cell office:value-type="percentage" office:value="0.76588917704736958" table:style-name="ce26">
            <text:p>76,6%</text:p>
          </table:table-cell>
          <table:table-cell office:value-type="float" office:value="256331" table:style-name="ce5">
            <text:p>256.331</text:p>
          </table:table-cell>
          <table:table-cell office:value-type="percentage" office:value="0.4139324804847091" table:style-name="ce26">
            <text:p>41,4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20620" table:style-name="ce5">
            <text:p>920.620</text:p>
          </table:table-cell>
          <table:table-cell office:value-type="percentage" office:value="0.75566262686787677" table:style-name="ce26">
            <text:p>75,6%</text:p>
          </table:table-cell>
          <table:table-cell office:value-type="float" office:value="498594" table:style-name="ce5">
            <text:p>498.594</text:p>
          </table:table-cell>
          <table:table-cell office:value-type="percentage" office:value="0.40925555797241225" table:style-name="ce26">
            <text:p>40,9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289856" table:style-name="ce5">
            <text:p>289.856</text:p>
          </table:table-cell>
          <table:table-cell office:value-type="percentage" office:value="0.80698022751443543" table:style-name="ce26">
            <text:p>80,7%</text:p>
          </table:table-cell>
          <table:table-cell office:value-type="float" office:value="161726" table:style-name="ce5">
            <text:p>161.726</text:p>
          </table:table-cell>
          <table:table-cell office:value-type="percentage" office:value="0.45025696992644482" table:style-name="ce26">
            <text:p>45,0%</text:p>
          </table:table-cell>
          <table:table-cell office:value-type="date" office:date-value="2021-06-20T00:00:00" table:style-name="ce8">
            <text:p>20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274241" table:style-name="ce5">
            <text:p>1.274.241</text:p>
          </table:table-cell>
          <table:table-cell office:value-type="percentage" office:value="0.83168376930818821" table:style-name="ce26">
            <text:p>83,2%</text:p>
          </table:table-cell>
          <table:table-cell office:value-type="float" office:value="756792" table:style-name="ce5">
            <text:p>756.792</text:p>
          </table:table-cell>
          <table:table-cell office:value-type="percentage" office:value="0.4939502206743327" table:style-name="ce26">
            <text:p>49,4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987082" table:style-name="ce5">
            <text:p>987.082</text:p>
          </table:table-cell>
          <table:table-cell office:value-type="percentage" office:value="0.85771909122349066" table:style-name="ce26">
            <text:p>85,8%</text:p>
          </table:table-cell>
          <table:table-cell office:value-type="float" office:value="542998" table:style-name="ce5">
            <text:p>542.998</text:p>
          </table:table-cell>
          <table:table-cell office:value-type="percentage" office:value="0.4718349145219678" table:style-name="ce26">
            <text:p>47,2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504812" table:style-name="ce5">
            <text:p>3.504.812</text:p>
          </table:table-cell>
          <table:table-cell office:value-type="percentage" office:value="0.80968588739980318" table:style-name="ce26">
            <text:p>81,0%</text:p>
          </table:table-cell>
          <table:table-cell office:value-type="float" office:value="1867384" table:style-name="ce5">
            <text:p>1.867.384</text:p>
          </table:table-cell>
          <table:table-cell office:value-type="percentage" office:value="0.43140529967261987" table:style-name="ce26">
            <text:p>43,1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209656" table:style-name="ce5">
            <text:p>2.209.656</text:p>
          </table:table-cell>
          <table:table-cell office:value-type="percentage" office:value="0.76220187144516316" table:style-name="ce26">
            <text:p>76,2%</text:p>
          </table:table-cell>
          <table:table-cell office:value-type="float" office:value="1252719" table:style-name="ce5">
            <text:p>1.252.719</text:p>
          </table:table-cell>
          <table:table-cell office:value-type="percentage" office:value="0.4321146668055631" table:style-name="ce26">
            <text:p>43,2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49161" table:style-name="ce5">
            <text:p>549.161</text:p>
          </table:table-cell>
          <table:table-cell office:value-type="percentage" office:value="0.88305450499125249" table:style-name="ce26">
            <text:p>88,3%</text:p>
          </table:table-cell>
          <table:table-cell office:value-type="float" office:value="329119" table:style-name="ce5">
            <text:p>329.119</text:p>
          </table:table-cell>
          <table:table-cell office:value-type="percentage" office:value="0.52922551970772869" table:style-name="ce26">
            <text:p>52,9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460432" table:style-name="ce5">
            <text:p>1.460.432</text:p>
          </table:table-cell>
          <table:table-cell office:value-type="percentage" office:value="0.84903851576157452" table:style-name="ce26">
            <text:p>84,9%</text:p>
          </table:table-cell>
          <table:table-cell office:value-type="float" office:value="945920" table:style-name="ce5">
            <text:p>945.920</text:p>
          </table:table-cell>
          <table:table-cell office:value-type="percentage" office:value="0.54992119648788063" table:style-name="ce26">
            <text:p>55,0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49789" table:style-name="ce5">
            <text:p>149.789</text:p>
          </table:table-cell>
          <table:table-cell office:value-type="percentage" office:value="0.79395847578460832" table:style-name="ce26">
            <text:p>79,4%</text:p>
          </table:table-cell>
          <table:table-cell office:value-type="float" office:value="96333" table:style-name="ce5">
            <text:p>96.333</text:p>
          </table:table-cell>
          <table:table-cell office:value-type="percentage" office:value="0.51061427640052792" table:style-name="ce26">
            <text:p>51,1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743858" table:style-name="ce5">
            <text:p>2.743.858</text:p>
          </table:table-cell>
          <table:table-cell office:value-type="percentage" office:value="0.73516938707706814" table:style-name="ce26">
            <text:p>73,5%</text:p>
          </table:table-cell>
          <table:table-cell office:value-type="float" office:value="1694618" table:style-name="ce5">
            <text:p>1.694.618</text:p>
          </table:table-cell>
          <table:table-cell office:value-type="percentage" office:value="0.45404364088439236" table:style-name="ce26">
            <text:p>45,4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60337" table:style-name="ce5">
            <text:p>660.337</text:p>
          </table:table-cell>
          <table:table-cell office:value-type="percentage" office:value="0.83906443775794415" table:style-name="ce26">
            <text:p>83,9%</text:p>
          </table:table-cell>
          <table:table-cell office:value-type="float" office:value="327476" table:style-name="ce5">
            <text:p>327.476</text:p>
          </table:table-cell>
          <table:table-cell office:value-type="percentage" office:value="0.41611096427917948" table:style-name="ce26">
            <text:p>41,6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26748" table:style-name="ce5">
            <text:p>326.748</text:p>
          </table:table-cell>
          <table:table-cell office:value-type="percentage" office:value="0.87017241103814136" table:style-name="ce26">
            <text:p>87,0%</text:p>
          </table:table-cell>
          <table:table-cell office:value-type="float" office:value="181141" table:style-name="ce5">
            <text:p>181.141</text:p>
          </table:table-cell>
          <table:table-cell office:value-type="percentage" office:value="0.48240203676184695" table:style-name="ce26">
            <text:p>48,2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096793" table:style-name="ce5">
            <text:p>1.096.793</text:p>
          </table:table-cell>
          <table:table-cell office:value-type="percentage" office:value="0.81048209508889646" table:style-name="ce26">
            <text:p>81,0%</text:p>
          </table:table-cell>
          <table:table-cell office:value-type="float" office:value="665631" table:style-name="ce5">
            <text:p>665.631</text:p>
          </table:table-cell>
          <table:table-cell office:value-type="percentage" office:value="0.49187221967692829" table:style-name="ce26">
            <text:p>49,2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1725" table:style-name="ce5">
            <text:p>31.725</text:p>
          </table:table-cell>
          <table:table-cell office:value-type="percentage" office:value="0.81392067320026684" table:style-name="ce26">
            <text:p>81,4%</text:p>
          </table:table-cell>
          <table:table-cell office:value-type="float" office:value="17853" table:style-name="ce5">
            <text:p>17.853</text:p>
          </table:table-cell>
          <table:table-cell office:value-type="percentage" office:value="0.45802760531581915" table:style-name="ce26">
            <text:p>45,8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073" table:style-name="ce5">
            <text:p>29.073</text:p>
          </table:table-cell>
          <table:table-cell office:value-type="percentage" office:value="0.78100738750839493" table:style-name="ce26">
            <text:p>78,1%</text:p>
          </table:table-cell>
          <table:table-cell office:value-type="float" office:value="16091" table:style-name="ce5">
            <text:p>16.091</text:p>
          </table:table-cell>
          <table:table-cell office:value-type="percentage" office:value="0.43226326393552722" table:style-name="ce26">
            <text:p>43,2%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470" table:style-name="ce5">
            <text:p>31.470</text:p>
          </table:table-cell>
          <table:table-cell office:value-type="string" table:style-name="ce26">
            <text:p>-</text:p>
          </table:table-cell>
          <table:table-cell office:value-type="float" office:value="6839" table:style-name="ce5">
            <text:p>6.839</text:p>
          </table:table-cell>
          <table:table-cell office:value-type="string" table:style-name="ce26">
            <text:p>-</text:p>
          </table:table-cell>
          <table:table-cell office:value-type="date" office:date-value="2021-06-21T00:00:00" table:style-name="ce8">
            <text:p>21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71" table:style-name="ce5">
            <text:p>271</text:p>
          </table:table-cell>
          <table:table-cell office:value-type="string" table:style-name="ce26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26">
            <text:p>-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1907735" table:style-name="ce15">
            <text:p>21.907.735</text:p>
          </table:table-cell>
          <table:table-cell office:value-type="percentage" office:value="0.80971524423070906" table:style-name="ce16">
            <text:p>81,0%</text:p>
          </table:table-cell>
          <table:table-cell office:value-type="float" office:value="12394668" table:style-name="ce15">
            <text:p>12.394.668</text:p>
          </table:table-cell>
          <table:table-cell office:value-type="percentage" office:value="0.45810996101507317" table:style-name="ce16">
            <text:p>45,8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0939" table:style-name="ce35">
            <text:p>430.939</text:p>
          </table:table-cell>
          <table:table-cell office:value-type="percentage" office:value="1" table:style-name="ce36">
            <text:p>100,0%</text:p>
          </table:table-cell>
          <table:table-cell office:value-type="float" office:value="643154" table:style-name="ce35">
            <text:p>643.154</text:p>
          </table:table-cell>
          <table:table-cell office:value-type="percentage" office:value="0.98888805177273009" table:style-name="ce36">
            <text:p>98,9%</text:p>
          </table:table-cell>
          <table:table-cell office:value-type="float" office:value="867504" table:style-name="ce35">
            <text:p>867.504</text:p>
          </table:table-cell>
          <table:table-cell office:value-type="percentage" office:value="0.94690480894441609" table:style-name="ce36">
            <text:p>94,7%</text:p>
          </table:table-cell>
          <table:table-cell office:value-type="float" office:value="1113118" table:style-name="ce35">
            <text:p>1.113.118</text:p>
          </table:table-cell>
          <table:table-cell office:value-type="percentage" office:value="0.8799205704885531" table:style-name="ce36">
            <text:p>88,0%</text:p>
          </table:table-cell>
          <table:table-cell office:value-type="float" office:value="859591" table:style-name="ce35">
            <text:p>859.591</text:p>
          </table:table-cell>
          <table:table-cell office:value-type="percentage" office:value="0.62059224006110691" table:style-name="ce36">
            <text:p>62,1%</text:p>
          </table:table-cell>
          <table:table-cell office:value-type="float" office:value="196582" table:style-name="ce35">
            <text:p>196.582</text:p>
          </table:table-cell>
          <table:table-cell office:value-type="percentage" office:value="0.17240753295206088" table:style-name="ce36">
            <text:p>17,2%</text:p>
          </table:table-cell>
          <table:table-cell office:value-type="float" office:value="100235" table:style-name="ce35">
            <text:p>100.235</text:p>
          </table:table-cell>
          <table:table-cell office:value-type="percentage" office:value="0.10793369456600393" table:style-name="ce36">
            <text:p>10,8%</text:p>
          </table:table-cell>
          <table:table-cell office:value-type="float" office:value="4902" table:style-name="ce35">
            <text:p>4.902</text:p>
          </table:table-cell>
          <table:table-cell office:value-type="percentage" office:value="6.5107642776597906E-3" table:style-name="ce36">
            <text:p>0,7%</text:p>
          </table:table-cell>
          <table:table-cell office:value-type="float" office:value="4216025" table:style-name="ce35">
            <text:p>4.216.02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6575941277312392" table:style-name="ce36">
            <text:p>5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644" table:style-name="ce38">
            <text:p>100.644</text:p>
          </table:table-cell>
          <table:table-cell office:value-type="percentage" office:value="1" table:style-name="ce39">
            <text:p>100,0%</text:p>
          </table:table-cell>
          <table:table-cell office:value-type="float" office:value="117841" table:style-name="ce38">
            <text:p>117.841</text:p>
          </table:table-cell>
          <table:table-cell office:value-type="percentage" office:value="0.99063511411878447" table:style-name="ce39">
            <text:p>99,1%</text:p>
          </table:table-cell>
          <table:table-cell office:value-type="float" office:value="147129" table:style-name="ce38">
            <text:p>147.129</text:p>
          </table:table-cell>
          <table:table-cell office:value-type="percentage" office:value="0.94092103832650109" table:style-name="ce39">
            <text:p>94,1%</text:p>
          </table:table-cell>
          <table:table-cell office:value-type="float" office:value="169863" table:style-name="ce38">
            <text:p>169.863</text:p>
          </table:table-cell>
          <table:table-cell office:value-type="percentage" office:value="0.85674296147599693" table:style-name="ce39">
            <text:p>85,7%</text:p>
          </table:table-cell>
          <table:table-cell office:value-type="float" office:value="114560" table:style-name="ce38">
            <text:p>114.560</text:p>
          </table:table-cell>
          <table:table-cell office:value-type="percentage" office:value="0.53297851058187518" table:style-name="ce39">
            <text:p>53,3%</text:p>
          </table:table-cell>
          <table:table-cell office:value-type="float" office:value="25553" table:style-name="ce38">
            <text:p>25.553</text:p>
          </table:table-cell>
          <table:table-cell office:value-type="percentage" office:value="0.1555397294961226" table:style-name="ce39">
            <text:p>15,6%</text:p>
          </table:table-cell>
          <table:table-cell office:value-type="float" office:value="16754" table:style-name="ce38">
            <text:p>16.754</text:p>
          </table:table-cell>
          <table:table-cell office:value-type="percentage" office:value="0.12848060981127446" table:style-name="ce39">
            <text:p>12,8%</text:p>
          </table:table-cell>
          <table:table-cell office:value-type="float" office:value="1276" table:style-name="ce38">
            <text:p>1.276</text:p>
          </table:table-cell>
          <table:table-cell office:value-type="percentage" office:value="1.2375253372644482E-2" table:style-name="ce39">
            <text:p>1,2%</text:p>
          </table:table-cell>
          <table:table-cell office:value-type="float" office:value="693620" table:style-name="ce38">
            <text:p>693.62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8526715122509354" table:style-name="ce39">
            <text:p>5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05" table:style-name="ce38">
            <text:p>88.405</text:p>
          </table:table-cell>
          <table:table-cell office:value-type="percentage" office:value="1" table:style-name="ce39">
            <text:p>100,0%</text:p>
          </table:table-cell>
          <table:table-cell office:value-type="float" office:value="113329" table:style-name="ce38">
            <text:p>113.329</text:p>
          </table:table-cell>
          <table:table-cell office:value-type="percentage" office:value="1" table:style-name="ce39">
            <text:p>100,0%</text:p>
          </table:table-cell>
          <table:table-cell office:value-type="float" office:value="141530" table:style-name="ce38">
            <text:p>141.530</text:p>
          </table:table-cell>
          <table:table-cell office:value-type="percentage" office:value="0.94572742094993723" table:style-name="ce39">
            <text:p>94,6%</text:p>
          </table:table-cell>
          <table:table-cell office:value-type="float" office:value="142917" table:style-name="ce38">
            <text:p>142.917</text:p>
          </table:table-cell>
          <table:table-cell office:value-type="percentage" office:value="0.8787051553997971" table:style-name="ce39">
            <text:p>87,9%</text:p>
          </table:table-cell>
          <table:table-cell office:value-type="float" office:value="117004" table:style-name="ce38">
            <text:p>117.004</text:p>
          </table:table-cell>
          <table:table-cell office:value-type="percentage" office:value="0.70065212314288627" table:style-name="ce39">
            <text:p>70,1%</text:p>
          </table:table-cell>
          <table:table-cell office:value-type="float" office:value="17894" table:style-name="ce38">
            <text:p>17.894</text:p>
          </table:table-cell>
          <table:table-cell office:value-type="percentage" office:value="0.15634638404207915" table:style-name="ce39">
            <text:p>15,6%</text:p>
          </table:table-cell>
          <table:table-cell office:value-type="float" office:value="10132" table:style-name="ce38">
            <text:p>10.132</text:p>
          </table:table-cell>
          <table:table-cell office:value-type="percentage" office:value="0.12807321358597415" table:style-name="ce39">
            <text:p>12,8%</text:p>
          </table:table-cell>
          <table:table-cell office:value-type="float" office:value="556" table:style-name="ce38">
            <text:p>556</text:p>
          </table:table-cell>
          <table:table-cell office:value-type="percentage" office:value="8.6875000000000008E-3" table:style-name="ce39">
            <text:p>0,9%</text:p>
          </table:table-cell>
          <table:table-cell office:value-type="float" office:value="631767" table:style-name="ce38">
            <text:p>631.76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7646293553992976" table:style-name="ce39">
            <text:p>6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58" table:style-name="ce38">
            <text:p>50.658</text:p>
          </table:table-cell>
          <table:table-cell office:value-type="percentage" office:value="1" table:style-name="ce39">
            <text:p>100,0%</text:p>
          </table:table-cell>
          <table:table-cell office:value-type="float" office:value="77157" table:style-name="ce38">
            <text:p>77.157</text:p>
          </table:table-cell>
          <table:table-cell office:value-type="percentage" office:value="0.95828158378458939" table:style-name="ce39">
            <text:p>95,8%</text:p>
          </table:table-cell>
          <table:table-cell office:value-type="float" office:value="98949" table:style-name="ce38">
            <text:p>98.949</text:p>
          </table:table-cell>
          <table:table-cell office:value-type="percentage" office:value="0.84405148808762187" table:style-name="ce39">
            <text:p>84,4%</text:p>
          </table:table-cell>
          <table:table-cell office:value-type="float" office:value="129601" table:style-name="ce38">
            <text:p>129.601</text:p>
          </table:table-cell>
          <table:table-cell office:value-type="percentage" office:value="0.78168483145050871" table:style-name="ce39">
            <text:p>78,2%</text:p>
          </table:table-cell>
          <table:table-cell office:value-type="float" office:value="117918" table:style-name="ce38">
            <text:p>117.918</text:p>
          </table:table-cell>
          <table:table-cell office:value-type="percentage" office:value="0.57193993364763407" table:style-name="ce39">
            <text:p>57,2%</text:p>
          </table:table-cell>
          <table:table-cell office:value-type="float" office:value="33152" table:style-name="ce38">
            <text:p>33.152</text:p>
          </table:table-cell>
          <table:table-cell office:value-type="percentage" office:value="0.18196688018354767" table:style-name="ce39">
            <text:p>18,2%</text:p>
          </table:table-cell>
          <table:table-cell office:value-type="float" office:value="11998" table:style-name="ce38">
            <text:p>11.998</text:p>
          </table:table-cell>
          <table:table-cell office:value-type="percentage" office:value="8.6978585202476408E-2" table:style-name="ce39">
            <text:p>8,7%</text:p>
          </table:table-cell>
          <table:table-cell office:value-type="float" office:value="559" table:style-name="ce38">
            <text:p>559</text:p>
          </table:table-cell>
          <table:table-cell office:value-type="percentage" office:value="5.854629241726016E-3" table:style-name="ce39">
            <text:p>0,6%</text:p>
          </table:table-cell>
          <table:table-cell office:value-type="float" office:value="519992" table:style-name="ce38">
            <text:p>519.99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0247229837264107" table:style-name="ce39">
            <text:p>5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288" table:style-name="ce38">
            <text:p>91.288</text:p>
          </table:table-cell>
          <table:table-cell office:value-type="percentage" office:value="1" table:style-name="ce39">
            <text:p>100,0%</text:p>
          </table:table-cell>
          <table:table-cell office:value-type="float" office:value="147305" table:style-name="ce38">
            <text:p>147.305</text:p>
          </table:table-cell>
          <table:table-cell office:value-type="percentage" office:value="0.95323915589752217" table:style-name="ce39">
            <text:p>95,3%</text:p>
          </table:table-cell>
          <table:table-cell office:value-type="float" office:value="207408" table:style-name="ce38">
            <text:p>207.408</text:p>
          </table:table-cell>
          <table:table-cell office:value-type="percentage" office:value="0.88224184574549536" table:style-name="ce39">
            <text:p>88,2%</text:p>
          </table:table-cell>
          <table:table-cell office:value-type="float" office:value="274285" table:style-name="ce38">
            <text:p>274.285</text:p>
          </table:table-cell>
          <table:table-cell office:value-type="percentage" office:value="0.78252670379330802" table:style-name="ce39">
            <text:p>78,3%</text:p>
          </table:table-cell>
          <table:table-cell office:value-type="float" office:value="200334" table:style-name="ce38">
            <text:p>200.334</text:p>
          </table:table-cell>
          <table:table-cell office:value-type="percentage" office:value="0.51642589785628112" table:style-name="ce39">
            <text:p>51,6%</text:p>
          </table:table-cell>
          <table:table-cell office:value-type="float" office:value="55070" table:style-name="ce38">
            <text:p>55.070</text:p>
          </table:table-cell>
          <table:table-cell office:value-type="percentage" office:value="0.1771115413560434" table:style-name="ce39">
            <text:p>17,7%</text:p>
          </table:table-cell>
          <table:table-cell office:value-type="float" office:value="23922" table:style-name="ce38">
            <text:p>23.922</text:p>
          </table:table-cell>
          <table:table-cell office:value-type="percentage" office:value="9.5023595023595017E-2" table:style-name="ce39">
            <text:p>9,5%</text:p>
          </table:table-cell>
          <table:table-cell office:value-type="float" office:value="1051" table:style-name="ce38">
            <text:p>1.051</text:p>
          </table:table-cell>
          <table:table-cell office:value-type="percentage" office:value="5.8454812927913142E-3" table:style-name="ce39">
            <text:p>0,6%</text:p>
          </table:table-cell>
          <table:table-cell office:value-type="float" office:value="1000663" table:style-name="ce38">
            <text:p>1.000.66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1034081439268375" table:style-name="ce39">
            <text:p>5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43" table:style-name="ce38">
            <text:p>42.143</text:p>
          </table:table-cell>
          <table:table-cell office:value-type="percentage" office:value="1" table:style-name="ce39">
            <text:p>100,0%</text:p>
          </table:table-cell>
          <table:table-cell office:value-type="float" office:value="55568" table:style-name="ce38">
            <text:p>55.568</text:p>
          </table:table-cell>
          <table:table-cell office:value-type="percentage" office:value="1" table:style-name="ce39">
            <text:p>100,0%</text:p>
          </table:table-cell>
          <table:table-cell office:value-type="float" office:value="73459" table:style-name="ce38">
            <text:p>73.459</text:p>
          </table:table-cell>
          <table:table-cell office:value-type="percentage" office:value="0.94975757967548002" table:style-name="ce39">
            <text:p>95,0%</text:p>
          </table:table-cell>
          <table:table-cell office:value-type="float" office:value="76528" table:style-name="ce38">
            <text:p>76.528</text:p>
          </table:table-cell>
          <table:table-cell office:value-type="percentage" office:value="0.850651371659775" table:style-name="ce39">
            <text:p>85,1%</text:p>
          </table:table-cell>
          <table:table-cell office:value-type="float" office:value="42158" table:style-name="ce38">
            <text:p>42.158</text:p>
          </table:table-cell>
          <table:table-cell office:value-type="percentage" office:value="0.43120007364297475" table:style-name="ce39">
            <text:p>43,1%</text:p>
          </table:table-cell>
          <table:table-cell office:value-type="float" office:value="9591" table:style-name="ce38">
            <text:p>9.591</text:p>
          </table:table-cell>
          <table:table-cell office:value-type="percentage" office:value="0.13609467455621302" table:style-name="ce39">
            <text:p>13,6%</text:p>
          </table:table-cell>
          <table:table-cell office:value-type="float" office:value="5394" table:style-name="ce38">
            <text:p>5.394</text:p>
          </table:table-cell>
          <table:table-cell office:value-type="percentage" office:value="0.1068013068013068" table:style-name="ce39">
            <text:p>10,7%</text:p>
          </table:table-cell>
          <table:table-cell office:value-type="float" office:value="180" table:style-name="ce38">
            <text:p>180</text:p>
          </table:table-cell>
          <table:table-cell office:value-type="percentage" office:value="4.0943520687851146E-3" table:style-name="ce39">
            <text:p>0,4%</text:p>
          </table:table-cell>
          <table:table-cell office:value-type="float" office:value="305021" table:style-name="ce38">
            <text:p>305.02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8196009745729571" table:style-name="ce39">
            <text:p>5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349" table:style-name="ce38">
            <text:p>228.349</text:p>
          </table:table-cell>
          <table:table-cell office:value-type="percentage" office:value="1" table:style-name="ce39">
            <text:p>100,0%</text:p>
          </table:table-cell>
          <table:table-cell office:value-type="float" office:value="248398" table:style-name="ce38">
            <text:p>248.398</text:p>
          </table:table-cell>
          <table:table-cell office:value-type="percentage" office:value="1" table:style-name="ce39">
            <text:p>100,0%</text:p>
          </table:table-cell>
          <table:table-cell office:value-type="float" office:value="306858" table:style-name="ce38">
            <text:p>306.858</text:p>
          </table:table-cell>
          <table:table-cell office:value-type="percentage" office:value="0.96322059169740248" table:style-name="ce39">
            <text:p>96,3%</text:p>
          </table:table-cell>
          <table:table-cell office:value-type="float" office:value="332827" table:style-name="ce38">
            <text:p>332.827</text:p>
          </table:table-cell>
          <table:table-cell office:value-type="percentage" office:value="0.87316062176165798" table:style-name="ce39">
            <text:p>87,3%</text:p>
          </table:table-cell>
          <table:table-cell office:value-type="float" office:value="157809" table:style-name="ce38">
            <text:p>157.809</text:p>
          </table:table-cell>
          <table:table-cell office:value-type="percentage" office:value="0.43437057018207842" table:style-name="ce39">
            <text:p>43,4%</text:p>
          </table:table-cell>
          <table:table-cell office:value-type="float" office:value="36562" table:style-name="ce38">
            <text:p>36.562</text:p>
          </table:table-cell>
          <table:table-cell office:value-type="percentage" office:value="0.13653592647778237" table:style-name="ce39">
            <text:p>13,7%</text:p>
          </table:table-cell>
          <table:table-cell office:value-type="float" office:value="23869" table:style-name="ce38">
            <text:p>23.869</text:p>
          </table:table-cell>
          <table:table-cell office:value-type="percentage" office:value="0.11312000606617821" table:style-name="ce39">
            <text:p>11,3%</text:p>
          </table:table-cell>
          <table:table-cell office:value-type="float" office:value="904" table:style-name="ce38">
            <text:p>904</text:p>
          </table:table-cell>
          <table:table-cell office:value-type="percentage" office:value="5.4674553350026007E-3" table:style-name="ce39">
            <text:p>0,5%</text:p>
          </table:table-cell>
          <table:table-cell office:value-type="float" office:value="1335576" table:style-name="ce38">
            <text:p>1.335.57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1370438087850998" table:style-name="ce39">
            <text:p>6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296" table:style-name="ce38">
            <text:p>137.296</text:p>
          </table:table-cell>
          <table:table-cell office:value-type="percentage" office:value="1" table:style-name="ce39">
            <text:p>100,0%</text:p>
          </table:table-cell>
          <table:table-cell office:value-type="float" office:value="157079" table:style-name="ce38">
            <text:p>157.079</text:p>
          </table:table-cell>
          <table:table-cell office:value-type="percentage" office:value="0.98729109182217589" table:style-name="ce39">
            <text:p>98,7%</text:p>
          </table:table-cell>
          <table:table-cell office:value-type="float" office:value="210673" table:style-name="ce38">
            <text:p>210.673</text:p>
          </table:table-cell>
          <table:table-cell office:value-type="percentage" office:value="0.96442566515903394" table:style-name="ce39">
            <text:p>96,4%</text:p>
          </table:table-cell>
          <table:table-cell office:value-type="float" office:value="270233" table:style-name="ce38">
            <text:p>270.233</text:p>
          </table:table-cell>
          <table:table-cell office:value-type="percentage" office:value="0.87886938252492863" table:style-name="ce39">
            <text:p>87,9%</text:p>
          </table:table-cell>
          <table:table-cell office:value-type="float" office:value="211801" table:style-name="ce38">
            <text:p>211.801</text:p>
          </table:table-cell>
          <table:table-cell office:value-type="percentage" office:value="0.6406466931837087" table:style-name="ce39">
            <text:p>64,1%</text:p>
          </table:table-cell>
          <table:table-cell office:value-type="float" office:value="37367" table:style-name="ce38">
            <text:p>37.367</text:p>
          </table:table-cell>
          <table:table-cell office:value-type="percentage" office:value="0.1405297460332981" table:style-name="ce39">
            <text:p>14,1%</text:p>
          </table:table-cell>
          <table:table-cell office:value-type="float" office:value="19708" table:style-name="ce38">
            <text:p>19.708</text:p>
          </table:table-cell>
          <table:table-cell office:value-type="percentage" office:value="9.0366776866325216E-2" table:style-name="ce39">
            <text:p>9,0%</text:p>
          </table:table-cell>
          <table:table-cell office:value-type="float" office:value="786" table:style-name="ce38">
            <text:p>786</text:p>
          </table:table-cell>
          <table:table-cell office:value-type="percentage" office:value="4.5179684087094472E-3" table:style-name="ce39">
            <text:p>0,5%</text:p>
          </table:table-cell>
          <table:table-cell office:value-type="float" office:value="1044943" table:style-name="ce38">
            <text:p>1.044.94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7770469000168068" table:style-name="ce39">
            <text:p>5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4988" table:style-name="ce38">
            <text:p>454.988</text:p>
          </table:table-cell>
          <table:table-cell office:value-type="percentage" office:value="1" table:style-name="ce39">
            <text:p>100,0%</text:p>
          </table:table-cell>
          <table:table-cell office:value-type="float" office:value="609562" table:style-name="ce38">
            <text:p>609.562</text:p>
          </table:table-cell>
          <table:table-cell office:value-type="percentage" office:value="0.95949893907053763" table:style-name="ce39">
            <text:p>95,9%</text:p>
          </table:table-cell>
          <table:table-cell office:value-type="float" office:value="742029" table:style-name="ce38">
            <text:p>742.029</text:p>
          </table:table-cell>
          <table:table-cell office:value-type="percentage" office:value="0.88591592007488207" table:style-name="ce39">
            <text:p>88,6%</text:p>
          </table:table-cell>
          <table:table-cell office:value-type="float" office:value="914040" table:style-name="ce38">
            <text:p>914.040</text:p>
          </table:table-cell>
          <table:table-cell office:value-type="percentage" office:value="0.83720163402883363" table:style-name="ce39">
            <text:p>83,7%</text:p>
          </table:table-cell>
          <table:table-cell office:value-type="float" office:value="784193" table:style-name="ce38">
            <text:p>784.193</text:p>
          </table:table-cell>
          <table:table-cell office:value-type="percentage" office:value="0.59554966565534206" table:style-name="ce39">
            <text:p>59,6%</text:p>
          </table:table-cell>
          <table:table-cell office:value-type="float" office:value="150810" table:style-name="ce38">
            <text:p>150.810</text:p>
          </table:table-cell>
          <table:table-cell office:value-type="percentage" office:value="0.14436386471284218" table:style-name="ce39">
            <text:p>14,4%</text:p>
          </table:table-cell>
          <table:table-cell office:value-type="float" office:value="111942" table:style-name="ce38">
            <text:p>111.942</text:p>
          </table:table-cell>
          <table:table-cell office:value-type="percentage" office:value="0.13343346027999786" table:style-name="ce39">
            <text:p>13,3%</text:p>
          </table:table-cell>
          <table:table-cell office:value-type="float" office:value="9204" table:style-name="ce38">
            <text:p>9.204</text:p>
          </table:table-cell>
          <table:table-cell office:value-type="percentage" office:value="1.4026938305245928E-2" table:style-name="ce39">
            <text:p>1,4%</text:p>
          </table:table-cell>
          <table:table-cell office:value-type="float" office:value="3776768" table:style-name="ce38">
            <text:p>3.776.76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4987915601395387" table:style-name="ce39">
            <text:p>5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581" table:style-name="ce38">
            <text:p>294.581</text:p>
          </table:table-cell>
          <table:table-cell office:value-type="percentage" office:value="1" table:style-name="ce39">
            <text:p>100,0%</text:p>
          </table:table-cell>
          <table:table-cell office:value-type="float" office:value="428624" table:style-name="ce38">
            <text:p>428.624</text:p>
          </table:table-cell>
          <table:table-cell office:value-type="percentage" office:value="0.97890202849299546" table:style-name="ce39">
            <text:p>97,9%</text:p>
          </table:table-cell>
          <table:table-cell office:value-type="float" office:value="535002" table:style-name="ce38">
            <text:p>535.002</text:p>
          </table:table-cell>
          <table:table-cell office:value-type="percentage" office:value="0.92126090011158412" table:style-name="ce39">
            <text:p>92,1%</text:p>
          </table:table-cell>
          <table:table-cell office:value-type="float" office:value="623908" table:style-name="ce38">
            <text:p>623.908</text:p>
          </table:table-cell>
          <table:table-cell office:value-type="percentage" office:value="0.82929656243104788" table:style-name="ce39">
            <text:p>82,9%</text:p>
          </table:table-cell>
          <table:table-cell office:value-type="float" office:value="327541" table:style-name="ce38">
            <text:p>327.541</text:p>
          </table:table-cell>
          <table:table-cell office:value-type="percentage" office:value="0.38462378521068874" table:style-name="ce39">
            <text:p>38,5%</text:p>
          </table:table-cell>
          <table:table-cell office:value-type="float" office:value="78552" table:style-name="ce38">
            <text:p>78.552</text:p>
          </table:table-cell>
          <table:table-cell office:value-type="percentage" office:value="0.1210804011967464" table:style-name="ce39">
            <text:p>12,1%</text:p>
          </table:table-cell>
          <table:table-cell office:value-type="float" office:value="54261" table:style-name="ce38">
            <text:p>54.261</text:p>
          </table:table-cell>
          <table:table-cell office:value-type="percentage" office:value="0.10513130514641773" table:style-name="ce39">
            <text:p>10,5%</text:p>
          </table:table-cell>
          <table:table-cell office:value-type="float" office:value="2343" table:style-name="ce38">
            <text:p>2.343</text:p>
          </table:table-cell>
          <table:table-cell office:value-type="percentage" office:value="5.5190315901547824E-3" table:style-name="ce39">
            <text:p>0,6%</text:p>
          </table:table-cell>
          <table:table-cell office:value-type="float" office:value="2344812" table:style-name="ce38">
            <text:p>2.344.81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2240913863755911" table:style-name="ce39">
            <text:p>5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991" table:style-name="ce38">
            <text:p>77.991</text:p>
          </table:table-cell>
          <table:table-cell office:value-type="percentage" office:value="1" table:style-name="ce39">
            <text:p>100,0%</text:p>
          </table:table-cell>
          <table:table-cell office:value-type="float" office:value="95296" table:style-name="ce38">
            <text:p>95.296</text:p>
          </table:table-cell>
          <table:table-cell office:value-type="percentage" office:value="1" table:style-name="ce39">
            <text:p>100,0%</text:p>
          </table:table-cell>
          <table:table-cell office:value-type="float" office:value="126662" table:style-name="ce38">
            <text:p>126.662</text:p>
          </table:table-cell>
          <table:table-cell office:value-type="percentage" office:value="1" table:style-name="ce39">
            <text:p>100,0%</text:p>
          </table:table-cell>
          <table:table-cell office:value-type="float" office:value="152752" table:style-name="ce38">
            <text:p>152.752</text:p>
          </table:table-cell>
          <table:table-cell office:value-type="percentage" office:value="0.90270423600605143" table:style-name="ce39">
            <text:p>90,3%</text:p>
          </table:table-cell>
          <table:table-cell office:value-type="float" office:value="96460" table:style-name="ce38">
            <text:p>96.460</text:p>
          </table:table-cell>
          <table:table-cell office:value-type="percentage" office:value="0.60478764091439174" table:style-name="ce39">
            <text:p>60,5%</text:p>
          </table:table-cell>
          <table:table-cell office:value-type="float" office:value="17847" table:style-name="ce38">
            <text:p>17.847</text:p>
          </table:table-cell>
          <table:table-cell office:value-type="percentage" office:value="0.13370642572989008" table:style-name="ce39">
            <text:p>13,4%</text:p>
          </table:table-cell>
          <table:table-cell office:value-type="float" office:value="8945" table:style-name="ce38">
            <text:p>8.945</text:p>
          </table:table-cell>
          <table:table-cell office:value-type="percentage" office:value="7.8935757147899757E-2" table:style-name="ce39">
            <text:p>7,9%</text:p>
          </table:table-cell>
          <table:table-cell office:value-type="float" office:value="348" table:style-name="ce38">
            <text:p>348</text:p>
          </table:table-cell>
          <table:table-cell office:value-type="percentage" office:value="4.1061946902654868E-3" table:style-name="ce39">
            <text:p>0,4%</text:p>
          </table:table-cell>
          <table:table-cell office:value-type="float" office:value="576301" table:style-name="ce38">
            <text:p>576.30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0444581026328958" table:style-name="ce39">
            <text:p>6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752" table:style-name="ce38">
            <text:p>240.752</text:p>
          </table:table-cell>
          <table:table-cell office:value-type="percentage" office:value="1" table:style-name="ce39">
            <text:p>100,0%</text:p>
          </table:table-cell>
          <table:table-cell office:value-type="float" office:value="288452" table:style-name="ce38">
            <text:p>288.452</text:p>
          </table:table-cell>
          <table:table-cell office:value-type="percentage" office:value="0.99547904832241629" table:style-name="ce39">
            <text:p>99,5%</text:p>
          </table:table-cell>
          <table:table-cell office:value-type="float" office:value="331937" table:style-name="ce38">
            <text:p>331.937</text:p>
          </table:table-cell>
          <table:table-cell office:value-type="percentage" office:value="0.95679206288354612" table:style-name="ce39">
            <text:p>95,7%</text:p>
          </table:table-cell>
          <table:table-cell office:value-type="float" office:value="368481" table:style-name="ce38">
            <text:p>368.481</text:p>
          </table:table-cell>
          <table:table-cell office:value-type="percentage" office:value="0.90783687165702942" table:style-name="ce39">
            <text:p>90,8%</text:p>
          </table:table-cell>
          <table:table-cell office:value-type="float" office:value="230810" table:style-name="ce38">
            <text:p>230.810</text:p>
          </table:table-cell>
          <table:table-cell office:value-type="percentage" office:value="0.52075601110958192" table:style-name="ce39">
            <text:p>52,1%</text:p>
          </table:table-cell>
          <table:table-cell office:value-type="float" office:value="38202" table:style-name="ce38">
            <text:p>38.202</text:p>
          </table:table-cell>
          <table:table-cell office:value-type="percentage" office:value="0.11812323752040765" table:style-name="ce39">
            <text:p>11,8%</text:p>
          </table:table-cell>
          <table:table-cell office:value-type="float" office:value="19923" table:style-name="ce38">
            <text:p>19.923</text:p>
          </table:table-cell>
          <table:table-cell office:value-type="percentage" office:value="8.625384771907646E-2" table:style-name="ce39">
            <text:p>8,6%</text:p>
          </table:table-cell>
          <table:table-cell office:value-type="float" office:value="370" table:style-name="ce38">
            <text:p>370</text:p>
          </table:table-cell>
          <table:table-cell office:value-type="percentage" office:value="2.0554756203925405E-3" table:style-name="ce39">
            <text:p>0,2%</text:p>
          </table:table-cell>
          <table:table-cell office:value-type="float" office:value="1518927" table:style-name="ce38">
            <text:p>1.518.9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1883432735912902" table:style-name="ce39">
            <text:p>6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298" table:style-name="ce38">
            <text:p>23.298</text:p>
          </table:table-cell>
          <table:table-cell office:value-type="percentage" office:value="1" table:style-name="ce39">
            <text:p>100,0%</text:p>
          </table:table-cell>
          <table:table-cell office:value-type="float" office:value="28465" table:style-name="ce38">
            <text:p>28.465</text:p>
          </table:table-cell>
          <table:table-cell office:value-type="percentage" office:value="1" table:style-name="ce39">
            <text:p>100,0%</text:p>
          </table:table-cell>
          <table:table-cell office:value-type="float" office:value="36070" table:style-name="ce38">
            <text:p>36.070</text:p>
          </table:table-cell>
          <table:table-cell office:value-type="percentage" office:value="0.95630733336868334" table:style-name="ce39">
            <text:p>95,6%</text:p>
          </table:table-cell>
          <table:table-cell office:value-type="float" office:value="41449" table:style-name="ce38">
            <text:p>41.449</text:p>
          </table:table-cell>
          <table:table-cell office:value-type="percentage" office:value="0.86960808996307482" table:style-name="ce39">
            <text:p>87,0%</text:p>
          </table:table-cell>
          <table:table-cell office:value-type="float" office:value="20507" table:style-name="ce38">
            <text:p>20.507</text:p>
          </table:table-cell>
          <table:table-cell office:value-type="percentage" office:value="0.3873118401420288" table:style-name="ce39">
            <text:p>38,7%</text:p>
          </table:table-cell>
          <table:table-cell office:value-type="float" office:value="5289" table:style-name="ce38">
            <text:p>5.289</text:p>
          </table:table-cell>
          <table:table-cell office:value-type="percentage" office:value="0.13451511991657977" table:style-name="ce39">
            <text:p>13,5%</text:p>
          </table:table-cell>
          <table:table-cell office:value-type="float" office:value="3554" table:style-name="ce38">
            <text:p>3.554</text:p>
          </table:table-cell>
          <table:table-cell office:value-type="percentage" office:value="0.11668527152143936" table:style-name="ce39">
            <text:p>11,7%</text:p>
          </table:table-cell>
          <table:table-cell office:value-type="float" office:value="151" table:style-name="ce38">
            <text:p>151</text:p>
          </table:table-cell>
          <table:table-cell office:value-type="percentage" office:value="5.9141469528434902E-3" table:style-name="ce39">
            <text:p>0,6%</text:p>
          </table:table-cell>
          <table:table-cell office:value-type="float" office:value="158783" table:style-name="ce38">
            <text:p>158.78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5915413600028174" table:style-name="ce39">
            <text:p>5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0789" table:style-name="ce38">
            <text:p>370.789</text:p>
          </table:table-cell>
          <table:table-cell office:value-type="percentage" office:value="1" table:style-name="ce39">
            <text:p>100,0%</text:p>
          </table:table-cell>
          <table:table-cell office:value-type="float" office:value="504343" table:style-name="ce38">
            <text:p>504.343</text:p>
          </table:table-cell>
          <table:table-cell office:value-type="percentage" office:value="0.95867936686555877" table:style-name="ce39">
            <text:p>95,9%</text:p>
          </table:table-cell>
          <table:table-cell office:value-type="float" office:value="653608" table:style-name="ce38">
            <text:p>653.608</text:p>
          </table:table-cell>
          <table:table-cell office:value-type="percentage" office:value="0.92931412736395658" table:style-name="ce39">
            <text:p>92,9%</text:p>
          </table:table-cell>
          <table:table-cell office:value-type="float" office:value="839987" table:style-name="ce38">
            <text:p>839.987</text:p>
          </table:table-cell>
          <table:table-cell office:value-type="percentage" office:value="0.8634885683651955" table:style-name="ce39">
            <text:p>86,3%</text:p>
          </table:table-cell>
          <table:table-cell office:value-type="float" office:value="375131" table:style-name="ce38">
            <text:p>375.131</text:p>
          </table:table-cell>
          <table:table-cell office:value-type="percentage" office:value="0.32173270175673324" table:style-name="ce39">
            <text:p>32,2%</text:p>
          </table:table-cell>
          <table:table-cell office:value-type="float" office:value="124546" table:style-name="ce38">
            <text:p>124.546</text:p>
          </table:table-cell>
          <table:table-cell office:value-type="percentage" office:value="0.13115075186386421" table:style-name="ce39">
            <text:p>13,1%</text:p>
          </table:table-cell>
          <table:table-cell office:value-type="float" office:value="84596" table:style-name="ce38">
            <text:p>84.596</text:p>
          </table:table-cell>
          <table:table-cell office:value-type="percentage" office:value="0.11393784302501768" table:style-name="ce39">
            <text:p>11,4%</text:p>
          </table:table-cell>
          <table:table-cell office:value-type="float" office:value="4163" table:style-name="ce38">
            <text:p>4.163</text:p>
          </table:table-cell>
          <table:table-cell office:value-type="percentage" office:value="7.5206578723926998E-3" table:style-name="ce39">
            <text:p>0,8%</text:p>
          </table:table-cell>
          <table:table-cell office:value-type="float" office:value="2957163" table:style-name="ce38">
            <text:p>2.957.16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9467951903808954" table:style-name="ce39">
            <text:p>4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248" table:style-name="ce38">
            <text:p>73.248</text:p>
          </table:table-cell>
          <table:table-cell office:value-type="percentage" office:value="1" table:style-name="ce39">
            <text:p>100,0%</text:p>
          </table:table-cell>
          <table:table-cell office:value-type="float" office:value="101013" table:style-name="ce38">
            <text:p>101.013</text:p>
          </table:table-cell>
          <table:table-cell office:value-type="percentage" office:value="0.98167134763214414" table:style-name="ce39">
            <text:p>98,2%</text:p>
          </table:table-cell>
          <table:table-cell office:value-type="float" office:value="134546" table:style-name="ce38">
            <text:p>134.546</text:p>
          </table:table-cell>
          <table:table-cell office:value-type="percentage" office:value="0.91584586376600485" table:style-name="ce39">
            <text:p>91,6%</text:p>
          </table:table-cell>
          <table:table-cell office:value-type="float" office:value="186677" table:style-name="ce38">
            <text:p>186.677</text:p>
          </table:table-cell>
          <table:table-cell office:value-type="percentage" office:value="0.87536575758712531" table:style-name="ce39">
            <text:p>87,5%</text:p>
          </table:table-cell>
          <table:table-cell office:value-type="float" office:value="164853" table:style-name="ce38">
            <text:p>164.853</text:p>
          </table:table-cell>
          <table:table-cell office:value-type="percentage" office:value="0.64862663629174089" table:style-name="ce39">
            <text:p>64,9%</text:p>
          </table:table-cell>
          <table:table-cell office:value-type="float" office:value="23612" table:style-name="ce38">
            <text:p>23.612</text:p>
          </table:table-cell>
          <table:table-cell office:value-type="percentage" office:value="0.11297445491213044" table:style-name="ce39">
            <text:p>11,3%</text:p>
          </table:table-cell>
          <table:table-cell office:value-type="float" office:value="17262" table:style-name="ce38">
            <text:p>17.262</text:p>
          </table:table-cell>
          <table:table-cell office:value-type="percentage" office:value="0.10021596767451582" table:style-name="ce39">
            <text:p>10,0%</text:p>
          </table:table-cell>
          <table:table-cell office:value-type="float" office:value="883" table:style-name="ce38">
            <text:p>883</text:p>
          </table:table-cell>
          <table:table-cell office:value-type="percentage" office:value="6.2229551637137583E-3" table:style-name="ce39">
            <text:p>0,6%</text:p>
          </table:table-cell>
          <table:table-cell office:value-type="float" office:value="702094" table:style-name="ce38">
            <text:p>702.09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3589357448877484" table:style-name="ce39">
            <text:p>5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68" table:style-name="ce38">
            <text:p>42.368</text:p>
          </table:table-cell>
          <table:table-cell office:value-type="percentage" office:value="1" table:style-name="ce39">
            <text:p>100,0%</text:p>
          </table:table-cell>
          <table:table-cell office:value-type="float" office:value="55597" table:style-name="ce38">
            <text:p>55.597</text:p>
          </table:table-cell>
          <table:table-cell office:value-type="percentage" office:value="0.99650487525093201" table:style-name="ce39">
            <text:p>99,7%</text:p>
          </table:table-cell>
          <table:table-cell office:value-type="float" office:value="68922" table:style-name="ce38">
            <text:p>68.922</text:p>
          </table:table-cell>
          <table:table-cell office:value-type="percentage" office:value="0.93334597259086727" table:style-name="ce39">
            <text:p>93,3%</text:p>
          </table:table-cell>
          <table:table-cell office:value-type="float" office:value="86453" table:style-name="ce38">
            <text:p>86.453</text:p>
          </table:table-cell>
          <table:table-cell office:value-type="percentage" office:value="0.89408856806006576" table:style-name="ce39">
            <text:p>89,4%</text:p>
          </table:table-cell>
          <table:table-cell office:value-type="float" office:value="73408" table:style-name="ce38">
            <text:p>73.408</text:p>
          </table:table-cell>
          <table:table-cell office:value-type="percentage" office:value="0.67969111683116978" table:style-name="ce39">
            <text:p>68,0%</text:p>
          </table:table-cell>
          <table:table-cell office:value-type="float" office:value="10980" table:style-name="ce38">
            <text:p>10.980</text:p>
          </table:table-cell>
          <table:table-cell office:value-type="percentage" office:value="0.1349872757895772" table:style-name="ce39">
            <text:p>13,5%</text:p>
          </table:table-cell>
          <table:table-cell office:value-type="float" office:value="8696" table:style-name="ce38">
            <text:p>8.696</text:p>
          </table:table-cell>
          <table:table-cell office:value-type="percentage" office:value="0.12764395907643078" table:style-name="ce39">
            <text:p>12,8%</text:p>
          </table:table-cell>
          <table:table-cell office:value-type="float" office:value="434" table:style-name="ce38">
            <text:p>434</text:p>
          </table:table-cell>
          <table:table-cell office:value-type="percentage" office:value="7.6966730510037596E-3" table:style-name="ce39">
            <text:p>0,8%</text:p>
          </table:table-cell>
          <table:table-cell office:value-type="float" office:value="346858" table:style-name="ce38">
            <text:p>346.85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9663819290827969" table:style-name="ce39">
            <text:p>59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890" table:style-name="ce38">
            <text:p>161.890</text:p>
          </table:table-cell>
          <table:table-cell office:value-type="percentage" office:value="1" table:style-name="ce39">
            <text:p>100,0%</text:p>
          </table:table-cell>
          <table:table-cell office:value-type="float" office:value="210100" table:style-name="ce38">
            <text:p>210.100</text:p>
          </table:table-cell>
          <table:table-cell office:value-type="percentage" office:value="0.98601001497083274" table:style-name="ce39">
            <text:p>98,6%</text:p>
          </table:table-cell>
          <table:table-cell office:value-type="float" office:value="266552" table:style-name="ce38">
            <text:p>266.552</text:p>
          </table:table-cell>
          <table:table-cell office:value-type="percentage" office:value="0.95156701259107734" table:style-name="ce39">
            <text:p>95,2%</text:p>
          </table:table-cell>
          <table:table-cell office:value-type="float" office:value="296323" table:style-name="ce38">
            <text:p>296.323</text:p>
          </table:table-cell>
          <table:table-cell office:value-type="percentage" office:value="0.87159719628092491" table:style-name="ce39">
            <text:p>87,2%</text:p>
          </table:table-cell>
          <table:table-cell office:value-type="float" office:value="161928" table:style-name="ce38">
            <text:p>161.928</text:p>
          </table:table-cell>
          <table:table-cell office:value-type="percentage" office:value="0.44715063250242315" table:style-name="ce39">
            <text:p>44,7%</text:p>
          </table:table-cell>
          <table:table-cell office:value-type="float" office:value="36305" table:style-name="ce38">
            <text:p>36.305</text:p>
          </table:table-cell>
          <table:table-cell office:value-type="percentage" office:value="0.13934360163197629" table:style-name="ce39">
            <text:p>13,9%</text:p>
          </table:table-cell>
          <table:table-cell office:value-type="float" office:value="28193" table:style-name="ce38">
            <text:p>28.193</text:p>
          </table:table-cell>
          <table:table-cell office:value-type="percentage" office:value="0.13989202814413448" table:style-name="ce39">
            <text:p>14,0%</text:p>
          </table:table-cell>
          <table:table-cell office:value-type="float" office:value="1438" table:style-name="ce38">
            <text:p>1.438</text:p>
          </table:table-cell>
          <table:table-cell office:value-type="percentage" office:value="8.5287593561320478E-3" table:style-name="ce39">
            <text:p>0,9%</text:p>
          </table:table-cell>
          <table:table-cell office:value-type="float" office:value="1162729" table:style-name="ce38">
            <text:p>1.162.72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8606976107680508" table:style-name="ce39">
            <text:p>58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0" table:style-name="ce38">
            <text:p>2.360</text:p>
          </table:table-cell>
          <table:table-cell office:value-type="percentage" office:value="0.90595009596928988" table:style-name="ce39">
            <text:p>90,6%</text:p>
          </table:table-cell>
          <table:table-cell office:value-type="float" office:value="3777" table:style-name="ce38">
            <text:p>3.777</text:p>
          </table:table-cell>
          <table:table-cell office:value-type="percentage" office:value="0.87471051412691059" table:style-name="ce39">
            <text:p>87,5%</text:p>
          </table:table-cell>
          <table:table-cell office:value-type="float" office:value="7017" table:style-name="ce38">
            <text:p>7.017</text:p>
          </table:table-cell>
          <table:table-cell office:value-type="percentage" office:value="0.89308896525391368" table:style-name="ce39">
            <text:p>89,3%</text:p>
          </table:table-cell>
          <table:table-cell office:value-type="float" office:value="9469" table:style-name="ce38">
            <text:p>9.469</text:p>
          </table:table-cell>
          <table:table-cell office:value-type="percentage" office:value="0.81940117687781244" table:style-name="ce39">
            <text:p>81,9%</text:p>
          </table:table-cell>
          <table:table-cell office:value-type="float" office:value="9102" table:style-name="ce38">
            <text:p>9.102</text:p>
          </table:table-cell>
          <table:table-cell office:value-type="percentage" office:value="0.71998101566207884" table:style-name="ce39">
            <text:p>72,0%</text:p>
          </table:table-cell>
          <table:table-cell office:value-type="float" office:value="5210" table:style-name="ce38">
            <text:p>5.210</text:p>
          </table:table-cell>
          <table:table-cell office:value-type="percentage" office:value="0.43803598453001513" table:style-name="ce39">
            <text:p>43,8%</text:p>
          </table:table-cell>
          <table:table-cell office:value-type="float" office:value="1170" table:style-name="ce38">
            <text:p>1.170</text:p>
          </table:table-cell>
          <table:table-cell office:value-type="percentage" office:value="0.10668368742591411" table:style-name="ce39">
            <text:p>10,7%</text:p>
          </table:table-cell>
          <table:table-cell office:value-type="float" office:value="110" table:style-name="ce38">
            <text:p>110</text:p>
          </table:table-cell>
          <table:table-cell office:value-type="percentage" office:value="1.205347359193513E-2" table:style-name="ce39">
            <text:p>1,2%</text:p>
          </table:table-cell>
          <table:table-cell office:value-type="float" office:value="38215" table:style-name="ce38">
            <text:p>38.21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3850489678010283" table:style-name="ce39">
            <text:p>5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0" table:style-name="ce38">
            <text:p>1.950</text:p>
          </table:table-cell>
          <table:table-cell office:value-type="percentage" office:value="0.83014048531289908" table:style-name="ce39">
            <text:p>83,0%</text:p>
          </table:table-cell>
          <table:table-cell office:value-type="float" office:value="3179" table:style-name="ce38">
            <text:p>3.179</text:p>
          </table:table-cell>
          <table:table-cell office:value-type="percentage" office:value="0.84818569903948771" table:style-name="ce39">
            <text:p>84,8%</text:p>
          </table:table-cell>
          <table:table-cell office:value-type="float" office:value="6635" table:style-name="ce38">
            <text:p>6.635</text:p>
          </table:table-cell>
          <table:table-cell office:value-type="percentage" office:value="0.84770665644563692" table:style-name="ce39">
            <text:p>84,8%</text:p>
          </table:table-cell>
          <table:table-cell office:value-type="float" office:value="8801" table:style-name="ce38">
            <text:p>8.801</text:p>
          </table:table-cell>
          <table:table-cell office:value-type="percentage" office:value="0.77891848836180189" table:style-name="ce39">
            <text:p>77,9%</text:p>
          </table:table-cell>
          <table:table-cell office:value-type="float" office:value="8508" table:style-name="ce38">
            <text:p>8.508</text:p>
          </table:table-cell>
          <table:table-cell office:value-type="percentage" office:value="0.70888185302449591" table:style-name="ce39">
            <text:p>70,9%</text:p>
          </table:table-cell>
          <table:table-cell office:value-type="float" office:value="4509" table:style-name="ce38">
            <text:p>4.509</text:p>
          </table:table-cell>
          <table:table-cell office:value-type="percentage" office:value="0.3716310887661749" table:style-name="ce39">
            <text:p>37,2%</text:p>
          </table:table-cell>
          <table:table-cell office:value-type="float" office:value="893" table:style-name="ce38">
            <text:p>893</text:p>
          </table:table-cell>
          <table:table-cell office:value-type="percentage" office:value="7.4447686536056684E-2" table:style-name="ce39">
            <text:p>7,4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4499" table:style-name="ce38">
            <text:p>34.49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8640151141314308" table:style-name="ce39">
            <text:p>48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35" table:style-name="ce38">
            <text:p>3.335</text:p>
          </table:table-cell>
          <table:table-cell office:value-type="string" table:style-name="ce39">
            <text:p>-</text:p>
          </table:table-cell>
          <table:table-cell office:value-type="float" office:value="8869" table:style-name="ce38">
            <text:p>8.869</text:p>
          </table:table-cell>
          <table:table-cell office:value-type="string" table:style-name="ce39">
            <text:p>-</text:p>
          </table:table-cell>
          <table:table-cell office:value-type="float" office:value="19223" table:style-name="ce38">
            <text:p>19.223</text:p>
          </table:table-cell>
          <table:table-cell office:value-type="string" table:style-name="ce39">
            <text:p>-</text:p>
          </table:table-cell>
          <table:table-cell office:value-type="float" office:value="26007" table:style-name="ce38">
            <text:p>26.007</text:p>
          </table:table-cell>
          <table:table-cell office:value-type="string" table:style-name="ce39">
            <text:p>-</text:p>
          </table:table-cell>
          <table:table-cell office:value-type="float" office:value="19779" table:style-name="ce38">
            <text:p>19.779</text:p>
          </table:table-cell>
          <table:table-cell office:value-type="string" table:style-name="ce39">
            <text:p>-</text:p>
          </table:table-cell>
          <table:table-cell office:value-type="float" office:value="796" table:style-name="ce38">
            <text:p>796</text:p>
          </table:table-cell>
          <table:table-cell office:value-type="string" table:style-name="ce39">
            <text:p>-</text:p>
          </table:table-cell>
          <table:table-cell office:value-type="float" office:value="78052" table:style-name="ce38">
            <text:p>78.05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54" table:style-name="ce38">
            <text:p>54</text:p>
          </table:table-cell>
          <table:table-cell office:value-type="string" table:style-name="ce39">
            <text:p>-</text:p>
          </table:table-cell>
          <table:table-cell office:value-type="float" office:value="205" table:style-name="ce38">
            <text:p>205</text:p>
          </table:table-cell>
          <table:table-cell office:value-type="string" table:style-name="ce39">
            <text:p>-</text:p>
          </table:table-cell>
          <table:table-cell office:value-type="float" office:value="185" table:style-name="ce38">
            <text:p>185</text:p>
          </table:table-cell>
          <table:table-cell office:value-type="string" table:style-name="ce39">
            <text:p>-</text:p>
          </table:table-cell>
          <table:table-cell office:value-type="float" office:value="169" table:style-name="ce38">
            <text:p>169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36" table:style-name="ce38">
            <text:p>63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3968" table:style-name="ce43">
            <text:p>2.913.968</text:p>
          </table:table-cell>
          <table:table-cell office:value-type="percentage" office:value="1" table:style-name="ce44">
            <text:p>100,0%</text:p>
          </table:table-cell>
          <table:table-cell office:value-type="float" office:value="3888252" table:style-name="ce43">
            <text:p>3.888.252</text:p>
          </table:table-cell>
          <table:table-cell office:value-type="percentage" office:value="0.9818706605606754" table:style-name="ce44">
            <text:p>98,2%</text:p>
          </table:table-cell>
          <table:table-cell office:value-type="float" office:value="4965836" table:style-name="ce43">
            <text:p>4.965.836</text:p>
          </table:table-cell>
          <table:table-cell office:value-type="percentage" office:value="0.93045700325989233" table:style-name="ce44">
            <text:p>93,0%</text:p>
          </table:table-cell>
          <table:table-cell office:value-type="float" office:value="6046635" table:style-name="ce43">
            <text:p>6.046.635</text:p>
          </table:table-cell>
          <table:table-cell office:value-type="percentage" office:value="0.8597144785112435" table:style-name="ce44">
            <text:p>86,0%</text:p>
          </table:table-cell>
          <table:table-cell office:value-type="float" office:value="4093044" table:style-name="ce43">
            <text:p>4.093.044</text:p>
          </table:table-cell>
          <table:table-cell office:value-type="percentage" office:value="0.51864931636723322" table:style-name="ce44">
            <text:p>51,9%</text:p>
          </table:table-cell>
          <table:table-cell office:value-type="float" office:value="933825" table:style-name="ce43">
            <text:p>933.825</text:p>
          </table:table-cell>
          <table:table-cell office:value-type="percentage" office:value="0.14988195787656111" table:style-name="ce44">
            <text:p>15,0%</text:p>
          </table:table-cell>
          <table:table-cell office:value-type="float" office:value="571395" table:style-name="ce43">
            <text:p>571.395</text:p>
          </table:table-cell>
          <table:table-cell office:value-type="percentage" office:value="0.11555846330572095" table:style-name="ce44">
            <text:p>11,6%</text:p>
          </table:table-cell>
          <table:table-cell office:value-type="float" office:value="30489" table:style-name="ce43">
            <text:p>30.489</text:p>
          </table:table-cell>
          <table:table-cell office:value-type="percentage" office:value="7.8404376182597407E-3" table:style-name="ce44">
            <text:p>0,8%</text:p>
          </table:table-cell>
          <table:table-cell office:value-type="float" office:value="23443444" table:style-name="ce43">
            <text:p>23.443.444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5658927563971239" table:style-name="ce44">
            <text:p>55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2860" table:style-name="ce35">
            <text:p>422.860</text:p>
          </table:table-cell>
          <table:table-cell office:value-type="percentage" office:value="1" table:style-name="ce36">
            <text:p>100,0%</text:p>
          </table:table-cell>
          <table:table-cell office:value-type="float" office:value="632412" table:style-name="ce35">
            <text:p>632.412</text:p>
          </table:table-cell>
          <table:table-cell office:value-type="percentage" office:value="0.97237157912054628" table:style-name="ce36">
            <text:p>97,2%</text:p>
          </table:table-cell>
          <table:table-cell office:value-type="float" office:value="258633" table:style-name="ce35">
            <text:p>258.633</text:p>
          </table:table-cell>
          <table:table-cell office:value-type="percentage" office:value="0.28230513225497655" table:style-name="ce36">
            <text:p>28,2%</text:p>
          </table:table-cell>
          <table:table-cell office:value-type="float" office:value="751330" table:style-name="ce35">
            <text:p>751.330</text:p>
          </table:table-cell>
          <table:table-cell office:value-type="percentage" office:value="0.59392689923724584" table:style-name="ce36">
            <text:p>59,4%</text:p>
          </table:table-cell>
          <table:table-cell office:value-type="float" office:value="191884" table:style-name="ce35">
            <text:p>191.884</text:p>
          </table:table-cell>
          <table:table-cell office:value-type="percentage" office:value="0.13853300161575149" table:style-name="ce36">
            <text:p>13,9%</text:p>
          </table:table-cell>
          <table:table-cell office:value-type="float" office:value="126037" table:style-name="ce35">
            <text:p>126.037</text:p>
          </table:table-cell>
          <table:table-cell office:value-type="percentage" office:value="0.1105377309757704" table:style-name="ce36">
            <text:p>11,1%</text:p>
          </table:table-cell>
          <table:table-cell office:value-type="float" office:value="80360" table:style-name="ce35">
            <text:p>80.360</text:p>
          </table:table-cell>
          <table:table-cell office:value-type="percentage" office:value="8.6532166362289373E-2" table:style-name="ce36">
            <text:p>8,7%</text:p>
          </table:table-cell>
          <table:table-cell office:value-type="float" office:value="3405" table:style-name="ce35">
            <text:p>3.405</text:p>
          </table:table-cell>
          <table:table-cell office:value-type="percentage" office:value="4.5224709027808212E-3" table:style-name="ce36">
            <text:p>0,5%</text:p>
          </table:table-cell>
          <table:table-cell office:value-type="float" office:value="2466921" table:style-name="ce35">
            <text:p>2.466.92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3104257596140618" table:style-name="ce36">
            <text:p>3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766" table:style-name="ce38">
            <text:p>98.766</text:p>
          </table:table-cell>
          <table:table-cell office:value-type="percentage" office:value="0.99958504964223183" table:style-name="ce39">
            <text:p>100,0%</text:p>
          </table:table-cell>
          <table:table-cell office:value-type="float" office:value="115866" table:style-name="ce38">
            <text:p>115.866</text:p>
          </table:table-cell>
          <table:table-cell office:value-type="percentage" office:value="0.97403219704930433" table:style-name="ce39">
            <text:p>97,4%</text:p>
          </table:table-cell>
          <table:table-cell office:value-type="float" office:value="48650" table:style-name="ce38">
            <text:p>48.650</text:p>
          </table:table-cell>
          <table:table-cell office:value-type="percentage" office:value="0.31112702808137266" table:style-name="ce39">
            <text:p>31,1%</text:p>
          </table:table-cell>
          <table:table-cell office:value-type="float" office:value="110171" table:style-name="ce38">
            <text:p>110.171</text:p>
          </table:table-cell>
          <table:table-cell office:value-type="percentage" office:value="0.55567268215427756" table:style-name="ce39">
            <text:p>55,6%</text:p>
          </table:table-cell>
          <table:table-cell office:value-type="float" office:value="41485" table:style-name="ce38">
            <text:p>41.485</text:p>
          </table:table-cell>
          <table:table-cell office:value-type="percentage" office:value="0.19300465704861289" table:style-name="ce39">
            <text:p>19,3%</text:p>
          </table:table-cell>
          <table:table-cell office:value-type="float" office:value="20576" table:style-name="ce38">
            <text:p>20.576</text:p>
          </table:table-cell>
          <table:table-cell office:value-type="percentage" office:value="0.12524499957391377" table:style-name="ce39">
            <text:p>12,5%</text:p>
          </table:table-cell>
          <table:table-cell office:value-type="float" office:value="13918" table:style-name="ce38">
            <text:p>13.918</text:p>
          </table:table-cell>
          <table:table-cell office:value-type="percentage" office:value="0.10673231033504345" table:style-name="ce39">
            <text:p>10,7%</text:p>
          </table:table-cell>
          <table:table-cell office:value-type="float" office:value="1016" table:style-name="ce38">
            <text:p>1.016</text:p>
          </table:table-cell>
          <table:table-cell office:value-type="percentage" office:value="9.8536500208517199E-3" table:style-name="ce39">
            <text:p>1,0%</text:p>
          </table:table-cell>
          <table:table-cell office:value-type="float" office:value="450448" table:style-name="ce38">
            <text:p>450.44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38008191478769487" table:style-name="ce39">
            <text:p>3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087" table:style-name="ce38">
            <text:p>87.087</text:p>
          </table:table-cell>
          <table:table-cell office:value-type="percentage" office:value="0.99158563523330223" table:style-name="ce39">
            <text:p>99,2%</text:p>
          </table:table-cell>
          <table:table-cell office:value-type="float" office:value="111469" table:style-name="ce38">
            <text:p>111.469</text:p>
          </table:table-cell>
          <table:table-cell office:value-type="percentage" office:value="1" table:style-name="ce39">
            <text:p>100,0%</text:p>
          </table:table-cell>
          <table:table-cell office:value-type="float" office:value="37680" table:style-name="ce38">
            <text:p>37.680</text:p>
          </table:table-cell>
          <table:table-cell office:value-type="percentage" office:value="0.25178413920295084" table:style-name="ce39">
            <text:p>25,2%</text:p>
          </table:table-cell>
          <table:table-cell office:value-type="float" office:value="102179" table:style-name="ce38">
            <text:p>102.179</text:p>
          </table:table-cell>
          <table:table-cell office:value-type="percentage" office:value="0.62823326877555408" table:style-name="ce39">
            <text:p>62,8%</text:p>
          </table:table-cell>
          <table:table-cell office:value-type="float" office:value="34944" table:style-name="ce38">
            <text:p>34.944</text:p>
          </table:table-cell>
          <table:table-cell office:value-type="percentage" office:value="0.20925428011952596" table:style-name="ce39">
            <text:p>20,9%</text:p>
          </table:table-cell>
          <table:table-cell office:value-type="float" office:value="15147" table:style-name="ce38">
            <text:p>15.147</text:p>
          </table:table-cell>
          <table:table-cell office:value-type="percentage" office:value="0.13234484626608767" table:style-name="ce39">
            <text:p>13,2%</text:p>
          </table:table-cell>
          <table:table-cell office:value-type="float" office:value="9501" table:style-name="ce38">
            <text:p>9.501</text:p>
          </table:table-cell>
          <table:table-cell office:value-type="percentage" office:value="0.12009707878803201" table:style-name="ce39">
            <text:p>12,0%</text:p>
          </table:table-cell>
          <table:table-cell office:value-type="float" office:value="494" table:style-name="ce38">
            <text:p>494</text:p>
          </table:table-cell>
          <table:table-cell office:value-type="percentage" office:value="7.7187499999999999E-3" table:style-name="ce39">
            <text:p>0,8%</text:p>
          </table:table-cell>
          <table:table-cell office:value-type="float" office:value="398501" table:style-name="ce38">
            <text:p>398.50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2669394931295485" table:style-name="ce39">
            <text:p>4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13" table:style-name="ce38">
            <text:p>49.813</text:p>
          </table:table-cell>
          <table:table-cell office:value-type="percentage" office:value="1" table:style-name="ce39">
            <text:p>100,0%</text:p>
          </table:table-cell>
          <table:table-cell office:value-type="float" office:value="75942" table:style-name="ce38">
            <text:p>75.942</text:p>
          </table:table-cell>
          <table:table-cell office:value-type="percentage" office:value="0.94319141537085793" table:style-name="ce39">
            <text:p>94,3%</text:p>
          </table:table-cell>
          <table:table-cell office:value-type="float" office:value="20343" table:style-name="ce38">
            <text:p>20.343</text:p>
          </table:table-cell>
          <table:table-cell office:value-type="percentage" office:value="0.17352918596616937" table:style-name="ce39">
            <text:p>17,4%</text:p>
          </table:table-cell>
          <table:table-cell office:value-type="float" office:value="110233" table:style-name="ce38">
            <text:p>110.233</text:p>
          </table:table-cell>
          <table:table-cell office:value-type="percentage" office:value="0.66486727745375374" table:style-name="ce39">
            <text:p>66,5%</text:p>
          </table:table-cell>
          <table:table-cell office:value-type="float" office:value="42540" table:style-name="ce38">
            <text:p>42.540</text:p>
          </table:table-cell>
          <table:table-cell office:value-type="percentage" office:value="0.20633257668354577" table:style-name="ce39">
            <text:p>20,6%</text:p>
          </table:table-cell>
          <table:table-cell office:value-type="float" office:value="18245" table:style-name="ce38">
            <text:p>18.245</text:p>
          </table:table-cell>
          <table:table-cell office:value-type="percentage" office:value="0.10014435717147765" table:style-name="ce39">
            <text:p>10,0%</text:p>
          </table:table-cell>
          <table:table-cell office:value-type="float" office:value="10647" table:style-name="ce38">
            <text:p>10.647</text:p>
          </table:table-cell>
          <table:table-cell office:value-type="percentage" office:value="7.7184613823201062E-2" table:style-name="ce39">
            <text:p>7,7%</text:p>
          </table:table-cell>
          <table:table-cell office:value-type="float" office:value="468" table:style-name="ce38">
            <text:p>468</text:p>
          </table:table-cell>
          <table:table-cell office:value-type="percentage" office:value="4.9015500628403859E-3" table:style-name="ce39">
            <text:p>0,5%</text:p>
          </table:table-cell>
          <table:table-cell office:value-type="float" office:value="328231" table:style-name="ce38">
            <text:p>328.23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1717215835464846" table:style-name="ce39">
            <text:p>3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482" table:style-name="ce38">
            <text:p>88.482</text:p>
          </table:table-cell>
          <table:table-cell office:value-type="percentage" office:value="0.98056208165255554" table:style-name="ce39">
            <text:p>98,1%</text:p>
          </table:table-cell>
          <table:table-cell office:value-type="float" office:value="142547" table:style-name="ce38">
            <text:p>142.547</text:p>
          </table:table-cell>
          <table:table-cell office:value-type="percentage" office:value="0.92244921730914831" table:style-name="ce39">
            <text:p>92,2%</text:p>
          </table:table-cell>
          <table:table-cell office:value-type="float" office:value="72043" table:style-name="ce38">
            <text:p>72.043</text:p>
          </table:table-cell>
          <table:table-cell office:value-type="percentage" office:value="0.30644598710292142" table:style-name="ce39">
            <text:p>30,6%</text:p>
          </table:table-cell>
          <table:table-cell office:value-type="float" office:value="195522" table:style-name="ce38">
            <text:p>195.522</text:p>
          </table:table-cell>
          <table:table-cell office:value-type="percentage" office:value="0.55781827726297528" table:style-name="ce39">
            <text:p>55,8%</text:p>
          </table:table-cell>
          <table:table-cell office:value-type="float" office:value="81919" table:style-name="ce38">
            <text:p>81.919</text:p>
          </table:table-cell>
          <table:table-cell office:value-type="percentage" office:value="0.21117280704467886" table:style-name="ce39">
            <text:p>21,1%</text:p>
          </table:table-cell>
          <table:table-cell office:value-type="float" office:value="28363" table:style-name="ce38">
            <text:p>28.363</text:p>
          </table:table-cell>
          <table:table-cell office:value-type="percentage" office:value="9.1218715225739225E-2" table:style-name="ce39">
            <text:p>9,1%</text:p>
          </table:table-cell>
          <table:table-cell office:value-type="float" office:value="17290" table:style-name="ce38">
            <text:p>17.290</text:p>
          </table:table-cell>
          <table:table-cell office:value-type="percentage" office:value="6.8679790902013121E-2" table:style-name="ce39">
            <text:p>6,9%</text:p>
          </table:table-cell>
          <table:table-cell office:value-type="float" office:value="613" table:style-name="ce38">
            <text:p>613</text:p>
          </table:table-cell>
          <table:table-cell office:value-type="percentage" office:value="3.4094006017897963E-3" table:style-name="ce39">
            <text:p>0,3%</text:p>
          </table:table-cell>
          <table:table-cell office:value-type="float" office:value="626779" table:style-name="ce38">
            <text:p>626.77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196589714061896" table:style-name="ce39">
            <text:p>3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573" table:style-name="ce38">
            <text:p>41.573</text:p>
          </table:table-cell>
          <table:table-cell office:value-type="percentage" office:value="1" table:style-name="ce39">
            <text:p>100,0%</text:p>
          </table:table-cell>
          <table:table-cell office:value-type="float" office:value="54938" table:style-name="ce38">
            <text:p>54.938</text:p>
          </table:table-cell>
          <table:table-cell office:value-type="percentage" office:value="1" table:style-name="ce39">
            <text:p>100,0%</text:p>
          </table:table-cell>
          <table:table-cell office:value-type="float" office:value="27074" table:style-name="ce38">
            <text:p>27.074</text:p>
          </table:table-cell>
          <table:table-cell office:value-type="percentage" office:value="0.3500420195229168" table:style-name="ce39">
            <text:p>35,0%</text:p>
          </table:table-cell>
          <table:table-cell office:value-type="float" office:value="38141" table:style-name="ce38">
            <text:p>38.141</text:p>
          </table:table-cell>
          <table:table-cell office:value-type="percentage" office:value="0.42395847227780004" table:style-name="ce39">
            <text:p>42,4%</text:p>
          </table:table-cell>
          <table:table-cell office:value-type="float" office:value="10820" table:style-name="ce38">
            <text:p>10.820</text:p>
          </table:table-cell>
          <table:table-cell office:value-type="percentage" office:value="0.11066902596937679" table:style-name="ce39">
            <text:p>11,1%</text:p>
          </table:table-cell>
          <table:table-cell office:value-type="float" office:value="5764" table:style-name="ce38">
            <text:p>5.764</text:p>
          </table:table-cell>
          <table:table-cell office:value-type="percentage" office:value="8.1790189150454787E-2" table:style-name="ce39">
            <text:p>8,2%</text:p>
          </table:table-cell>
          <table:table-cell office:value-type="float" office:value="3641" table:style-name="ce38">
            <text:p>3.641</text:p>
          </table:table-cell>
          <table:table-cell office:value-type="percentage" office:value="7.2091872091872095E-2" table:style-name="ce39">
            <text:p>7,2%</text:p>
          </table:table-cell>
          <table:table-cell office:value-type="float" office:value="87" table:style-name="ce38">
            <text:p>87</text:p>
          </table:table-cell>
          <table:table-cell office:value-type="percentage" office:value="1.9789368332461389E-3" table:style-name="ce39">
            <text:p>0,2%</text:p>
          </table:table-cell>
          <table:table-cell office:value-type="float" office:value="182038" table:style-name="ce38">
            <text:p>182.038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34731658548405253" table:style-name="ce39">
            <text:p>3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188" table:style-name="ce38">
            <text:p>225.188</text:p>
          </table:table-cell>
          <table:table-cell office:value-type="percentage" office:value="1" table:style-name="ce39">
            <text:p>100,0%</text:p>
          </table:table-cell>
          <table:table-cell office:value-type="float" office:value="245918" table:style-name="ce38">
            <text:p>245.918</text:p>
          </table:table-cell>
          <table:table-cell office:value-type="percentage" office:value="1" table:style-name="ce39">
            <text:p>100,0%</text:p>
          </table:table-cell>
          <table:table-cell office:value-type="float" office:value="127383" table:style-name="ce38">
            <text:p>127.383</text:p>
          </table:table-cell>
          <table:table-cell office:value-type="percentage" office:value="0.39985246802165897" table:style-name="ce39">
            <text:p>40,0%</text:p>
          </table:table-cell>
          <table:table-cell office:value-type="float" office:value="158303" table:style-name="ce38">
            <text:p>158.303</text:p>
          </table:table-cell>
          <table:table-cell office:value-type="percentage" office:value="0.41530268249491703" table:style-name="ce39">
            <text:p>41,5%</text:p>
          </table:table-cell>
          <table:table-cell office:value-type="float" office:value="56893" table:style-name="ce38">
            <text:p>56.893</text:p>
          </table:table-cell>
          <table:table-cell office:value-type="percentage" office:value="0.15659845033787037" table:style-name="ce39">
            <text:p>15,7%</text:p>
          </table:table-cell>
          <table:table-cell office:value-type="float" office:value="30940" table:style-name="ce38">
            <text:p>30.940</text:p>
          </table:table-cell>
          <table:table-cell office:value-type="percentage" office:value="0.11554131516937222" table:style-name="ce39">
            <text:p>11,6%</text:p>
          </table:table-cell>
          <table:table-cell office:value-type="float" office:value="20299" table:style-name="ce38">
            <text:p>20.299</text:p>
          </table:table-cell>
          <table:table-cell office:value-type="percentage" office:value="9.6201055894145196E-2" table:style-name="ce39">
            <text:p>9,6%</text:p>
          </table:table-cell>
          <table:table-cell office:value-type="float" office:value="747" table:style-name="ce38">
            <text:p>747</text:p>
          </table:table-cell>
          <table:table-cell office:value-type="percentage" office:value="4.5179083354501583E-3" table:style-name="ce39">
            <text:p>0,5%</text:p>
          </table:table-cell>
          <table:table-cell office:value-type="float" office:value="865671" table:style-name="ce38">
            <text:p>865.67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39778049702860835" table:style-name="ce39">
            <text:p>3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041" table:style-name="ce38">
            <text:p>135.041</text:p>
          </table:table-cell>
          <table:table-cell office:value-type="percentage" office:value="0.99886829297158153" table:style-name="ce39">
            <text:p>99,9%</text:p>
          </table:table-cell>
          <table:table-cell office:value-type="float" office:value="155005" table:style-name="ce38">
            <text:p>155.005</text:p>
          </table:table-cell>
          <table:table-cell office:value-type="percentage" office:value="0.97425534723226126" table:style-name="ce39">
            <text:p>97,4%</text:p>
          </table:table-cell>
          <table:table-cell office:value-type="float" office:value="58893" table:style-name="ce38">
            <text:p>58.893</text:p>
          </table:table-cell>
          <table:table-cell office:value-type="percentage" office:value="0.26960227792935487" table:style-name="ce39">
            <text:p>27,0%</text:p>
          </table:table-cell>
          <table:table-cell office:value-type="float" office:value="194059" table:style-name="ce38">
            <text:p>194.059</text:p>
          </table:table-cell>
          <table:table-cell office:value-type="percentage" office:value="0.63113133297341595" table:style-name="ce39">
            <text:p>63,1%</text:p>
          </table:table-cell>
          <table:table-cell office:value-type="float" office:value="57147" table:style-name="ce38">
            <text:p>57.147</text:p>
          </table:table-cell>
          <table:table-cell office:value-type="percentage" office:value="0.17285582492702772" table:style-name="ce39">
            <text:p>17,3%</text:p>
          </table:table-cell>
          <table:table-cell office:value-type="float" office:value="21200" table:style-name="ce38">
            <text:p>21.200</text:p>
          </table:table-cell>
          <table:table-cell office:value-type="percentage" office:value="7.9728921666334468E-2" table:style-name="ce39">
            <text:p>8,0%</text:p>
          </table:table-cell>
          <table:table-cell office:value-type="float" office:value="14504" table:style-name="ce38">
            <text:p>14.504</text:p>
          </table:table-cell>
          <table:table-cell office:value-type="percentage" office:value="6.650495898463471E-2" table:style-name="ce39">
            <text:p>6,7%</text:p>
          </table:table-cell>
          <table:table-cell office:value-type="float" office:value="569" table:style-name="ce38">
            <text:p>569</text:p>
          </table:table-cell>
          <table:table-cell office:value-type="percentage" office:value="3.2706412526153634E-3" table:style-name="ce39">
            <text:p>0,3%</text:p>
          </table:table-cell>
          <table:table-cell office:value-type="float" office:value="636418" table:style-name="ce38">
            <text:p>636.41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5184853470618938" table:style-name="ce39">
            <text:p>3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250" table:style-name="ce38">
            <text:p>446.250</text:p>
          </table:table-cell>
          <table:table-cell office:value-type="percentage" office:value="0.99788459646329575" table:style-name="ce39">
            <text:p>99,8%</text:p>
          </table:table-cell>
          <table:table-cell office:value-type="float" office:value="594593" table:style-name="ce38">
            <text:p>594.593</text:p>
          </table:table-cell>
          <table:table-cell office:value-type="percentage" office:value="0.93593654571441165" table:style-name="ce39">
            <text:p>93,6%</text:p>
          </table:table-cell>
          <table:table-cell office:value-type="float" office:value="208972" table:style-name="ce38">
            <text:p>208.972</text:p>
          </table:table-cell>
          <table:table-cell office:value-type="percentage" office:value="0.24949378211618178" table:style-name="ce39">
            <text:p>24,9%</text:p>
          </table:table-cell>
          <table:table-cell office:value-type="float" office:value="617569" table:style-name="ce38">
            <text:p>617.569</text:p>
          </table:table-cell>
          <table:table-cell office:value-type="percentage" office:value="0.5656533367528257" table:style-name="ce39">
            <text:p>56,6%</text:p>
          </table:table-cell>
          <table:table-cell office:value-type="float" office:value="204402" table:style-name="ce38">
            <text:p>204.402</text:p>
          </table:table-cell>
          <table:table-cell office:value-type="percentage" office:value="0.15523161104381605" table:style-name="ce39">
            <text:p>15,5%</text:p>
          </table:table-cell>
          <table:table-cell office:value-type="float" office:value="110447" table:style-name="ce38">
            <text:p>110.447</text:p>
          </table:table-cell>
          <table:table-cell office:value-type="percentage" office:value="0.10572611740560493" table:style-name="ce39">
            <text:p>10,6%</text:p>
          </table:table-cell>
          <table:table-cell office:value-type="float" office:value="86180" table:style-name="ce38">
            <text:p>86.180</text:p>
          </table:table-cell>
          <table:table-cell office:value-type="percentage" office:value="0.10272547932795748" table:style-name="ce39">
            <text:p>10,3%</text:p>
          </table:table-cell>
          <table:table-cell office:value-type="float" office:value="5995" table:style-name="ce38">
            <text:p>5.995</text:p>
          </table:table-cell>
          <table:table-cell office:value-type="percentage" office:value="9.1364075554051863E-3" table:style-name="ce39">
            <text:p>0,9%</text:p>
          </table:table-cell>
          <table:table-cell office:value-type="float" office:value="2274408" table:style-name="ce38">
            <text:p>2.274.40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3114280556057052" table:style-name="ce39">
            <text:p>3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190" table:style-name="ce38">
            <text:p>289.190</text:p>
          </table:table-cell>
          <table:table-cell office:value-type="percentage" office:value="1" table:style-name="ce39">
            <text:p>100,0%</text:p>
          </table:table-cell>
          <table:table-cell office:value-type="float" office:value="416603" table:style-name="ce38">
            <text:p>416.603</text:p>
          </table:table-cell>
          <table:table-cell office:value-type="percentage" office:value="0.95144817316871522" table:style-name="ce39">
            <text:p>95,1%</text:p>
          </table:table-cell>
          <table:table-cell office:value-type="float" office:value="217313" table:style-name="ce38">
            <text:p>217.313</text:p>
          </table:table-cell>
          <table:table-cell office:value-type="percentage" office:value="0.37420789078535904" table:style-name="ce39">
            <text:p>37,4%</text:p>
          </table:table-cell>
          <table:table-cell office:value-type="float" office:value="329613" table:style-name="ce38">
            <text:p>329.613</text:p>
          </table:table-cell>
          <table:table-cell office:value-type="percentage" office:value="0.43812056878992572" table:style-name="ce39">
            <text:p>43,8%</text:p>
          </table:table-cell>
          <table:table-cell office:value-type="float" office:value="90994" table:style-name="ce38">
            <text:p>90.994</text:p>
          </table:table-cell>
          <table:table-cell office:value-type="percentage" office:value="0.10685213976711744" table:style-name="ce39">
            <text:p>10,7%</text:p>
          </table:table-cell>
          <table:table-cell office:value-type="float" office:value="45091" table:style-name="ce38">
            <text:p>45.091</text:p>
          </table:table-cell>
          <table:table-cell office:value-type="percentage" office:value="6.9503467389277068E-2" table:style-name="ce39">
            <text:p>7,0%</text:p>
          </table:table-cell>
          <table:table-cell office:value-type="float" office:value="29171" table:style-name="ce38">
            <text:p>29.171</text:p>
          </table:table-cell>
          <table:table-cell office:value-type="percentage" office:value="5.6519144549974233E-2" table:style-name="ce39">
            <text:p>5,7%</text:p>
          </table:table-cell>
          <table:table-cell office:value-type="float" office:value="1186" table:style-name="ce38">
            <text:p>1.186</text:p>
          </table:table-cell>
          <table:table-cell office:value-type="percentage" office:value="2.7936711335567956E-3" table:style-name="ce39">
            <text:p>0,3%</text:p>
          </table:table-cell>
          <table:table-cell office:value-type="float" office:value="1419161" table:style-name="ce38">
            <text:p>1.419.16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1618000743685082" table:style-name="ce39">
            <text:p>3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584" table:style-name="ce38">
            <text:p>76.584</text:p>
          </table:table-cell>
          <table:table-cell office:value-type="percentage" office:value="1" table:style-name="ce39">
            <text:p>100,0%</text:p>
          </table:table-cell>
          <table:table-cell office:value-type="float" office:value="90791" table:style-name="ce38">
            <text:p>90.791</text:p>
          </table:table-cell>
          <table:table-cell office:value-type="percentage" office:value="0.98819060472811182" table:style-name="ce39">
            <text:p>98,8%</text:p>
          </table:table-cell>
          <table:table-cell office:value-type="float" office:value="62450" table:style-name="ce38">
            <text:p>62.450</text:p>
          </table:table-cell>
          <table:table-cell office:value-type="percentage" office:value="0.49841576414439293" table:style-name="ce39">
            <text:p>49,8%</text:p>
          </table:table-cell>
          <table:table-cell office:value-type="float" office:value="99294" table:style-name="ce38">
            <text:p>99.294</text:p>
          </table:table-cell>
          <table:table-cell office:value-type="percentage" office:value="0.58678848335854761" table:style-name="ce39">
            <text:p>58,7%</text:p>
          </table:table-cell>
          <table:table-cell office:value-type="float" office:value="32238" table:style-name="ce38">
            <text:p>32.238</text:p>
          </table:table-cell>
          <table:table-cell office:value-type="percentage" office:value="0.2021267257702484" table:style-name="ce39">
            <text:p>20,2%</text:p>
          </table:table-cell>
          <table:table-cell office:value-type="float" office:value="14244" table:style-name="ce38">
            <text:p>14.244</text:p>
          </table:table-cell>
          <table:table-cell office:value-type="percentage" office:value="0.10671341559346414" table:style-name="ce39">
            <text:p>10,7%</text:p>
          </table:table-cell>
          <table:table-cell office:value-type="float" office:value="7306" table:style-name="ce38">
            <text:p>7.306</text:p>
          </table:table-cell>
          <table:table-cell office:value-type="percentage" office:value="6.4472290857747971E-2" table:style-name="ce39">
            <text:p>6,4%</text:p>
          </table:table-cell>
          <table:table-cell office:value-type="float" office:value="259" table:style-name="ce38">
            <text:p>259</text:p>
          </table:table-cell>
          <table:table-cell office:value-type="percentage" office:value="3.0560471976401179E-3" table:style-name="ce39">
            <text:p>0,3%</text:p>
          </table:table-cell>
          <table:table-cell office:value-type="float" office:value="383166" table:style-name="ce38">
            <text:p>383.16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0187867682919792" table:style-name="ce39">
            <text:p>4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621" table:style-name="ce38">
            <text:p>238.621</text:p>
          </table:table-cell>
          <table:table-cell office:value-type="percentage" office:value="1" table:style-name="ce39">
            <text:p>100,0%</text:p>
          </table:table-cell>
          <table:table-cell office:value-type="float" office:value="285466" table:style-name="ce38">
            <text:p>285.466</text:p>
          </table:table-cell>
          <table:table-cell office:value-type="percentage" office:value="0.98517403938404624" table:style-name="ce39">
            <text:p>98,5%</text:p>
          </table:table-cell>
          <table:table-cell office:value-type="float" office:value="155888" table:style-name="ce38">
            <text:p>155.888</text:p>
          </table:table-cell>
          <table:table-cell office:value-type="percentage" office:value="0.44933948640492094" table:style-name="ce39">
            <text:p>44,9%</text:p>
          </table:table-cell>
          <table:table-cell office:value-type="float" office:value="265945" table:style-name="ce38">
            <text:p>265.945</text:p>
          </table:table-cell>
          <table:table-cell office:value-type="percentage" office:value="0.65521608124388686" table:style-name="ce39">
            <text:p>65,5%</text:p>
          </table:table-cell>
          <table:table-cell office:value-type="float" office:value="60029" table:style-name="ce38">
            <text:p>60.029</text:p>
          </table:table-cell>
          <table:table-cell office:value-type="percentage" office:value="0.13543807716692124" table:style-name="ce39">
            <text:p>13,5%</text:p>
          </table:table-cell>
          <table:table-cell office:value-type="float" office:value="31623" table:style-name="ce38">
            <text:p>31.623</text:p>
          </table:table-cell>
          <table:table-cell office:value-type="percentage" office:value="9.7780512541433731E-2" table:style-name="ce39">
            <text:p>9,8%</text:p>
          </table:table-cell>
          <table:table-cell office:value-type="float" office:value="16232" table:style-name="ce38">
            <text:p>16.232</text:p>
          </table:table-cell>
          <table:table-cell office:value-type="percentage" office:value="7.0274178395625608E-2" table:style-name="ce39">
            <text:p>7,0%</text:p>
          </table:table-cell>
          <table:table-cell office:value-type="float" office:value="243" table:style-name="ce38">
            <text:p>243</text:p>
          </table:table-cell>
          <table:table-cell office:value-type="percentage" office:value="1.3499475020415873E-3" table:style-name="ce39">
            <text:p>0,1%</text:p>
          </table:table-cell>
          <table:table-cell office:value-type="float" office:value="1054047" table:style-name="ce38">
            <text:p>1.054.04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2943503292120544" table:style-name="ce39">
            <text:p>4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05" table:style-name="ce38">
            <text:p>23.005</text:p>
          </table:table-cell>
          <table:table-cell office:value-type="percentage" office:value="1" table:style-name="ce39">
            <text:p>100,0%</text:p>
          </table:table-cell>
          <table:table-cell office:value-type="float" office:value="28230" table:style-name="ce38">
            <text:p>28.230</text:p>
          </table:table-cell>
          <table:table-cell office:value-type="percentage" office:value="1" table:style-name="ce39">
            <text:p>100,0%</text:p>
          </table:table-cell>
          <table:table-cell office:value-type="float" office:value="19340" table:style-name="ce38">
            <text:p>19.340</text:p>
          </table:table-cell>
          <table:table-cell office:value-type="percentage" office:value="0.51275253194761117" table:style-name="ce39">
            <text:p>51,3%</text:p>
          </table:table-cell>
          <table:table-cell office:value-type="float" office:value="25758" table:style-name="ce38">
            <text:p>25.758</text:p>
          </table:table-cell>
          <table:table-cell office:value-type="percentage" office:value="0.5404078549848943" table:style-name="ce39">
            <text:p>54,0%</text:p>
          </table:table-cell>
          <table:table-cell office:value-type="float" office:value="8532" table:style-name="ce38">
            <text:p>8.532</text:p>
          </table:table-cell>
          <table:table-cell office:value-type="percentage" office:value="0.16114227434982151" table:style-name="ce39">
            <text:p>16,1%</text:p>
          </table:table-cell>
          <table:table-cell office:value-type="float" office:value="4065" table:style-name="ce38">
            <text:p>4.065</text:p>
          </table:table-cell>
          <table:table-cell office:value-type="percentage" office:value="0.10338513187008826" table:style-name="ce39">
            <text:p>10,3%</text:p>
          </table:table-cell>
          <table:table-cell office:value-type="float" office:value="2614" table:style-name="ce38">
            <text:p>2.614</text:p>
          </table:table-cell>
          <table:table-cell office:value-type="percentage" office:value="8.5823100663208349E-2" table:style-name="ce39">
            <text:p>8,6%</text:p>
          </table:table-cell>
          <table:table-cell office:value-type="float" office:value="114" table:style-name="ce38">
            <text:p>114</text:p>
          </table:table-cell>
          <table:table-cell office:value-type="percentage" office:value="4.4649851167162776E-3" table:style-name="ce39">
            <text:p>0,4%</text:p>
          </table:table-cell>
          <table:table-cell office:value-type="float" office:value="111658" table:style-name="ce38">
            <text:p>111.65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39320350741275489" table:style-name="ce39">
            <text:p>3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5935" table:style-name="ce38">
            <text:p>365.935</text:p>
          </table:table-cell>
          <table:table-cell office:value-type="percentage" office:value="1" table:style-name="ce39">
            <text:p>100,0%</text:p>
          </table:table-cell>
          <table:table-cell office:value-type="float" office:value="497584" table:style-name="ce38">
            <text:p>497.584</text:p>
          </table:table-cell>
          <table:table-cell office:value-type="percentage" office:value="0.94583153544796339" table:style-name="ce39">
            <text:p>94,6%</text:p>
          </table:table-cell>
          <table:table-cell office:value-type="float" office:value="256093" table:style-name="ce38">
            <text:p>256.093</text:p>
          </table:table-cell>
          <table:table-cell office:value-type="percentage" office:value="0.36411861975223331" table:style-name="ce39">
            <text:p>36,4%</text:p>
          </table:table-cell>
          <table:table-cell office:value-type="float" office:value="575006" table:style-name="ce38">
            <text:p>575.006</text:p>
          </table:table-cell>
          <table:table-cell office:value-type="percentage" office:value="0.59109379995332978" table:style-name="ce39">
            <text:p>59,1%</text:p>
          </table:table-cell>
          <table:table-cell office:value-type="float" office:value="168247" table:style-name="ce38">
            <text:p>168.247</text:p>
          </table:table-cell>
          <table:table-cell office:value-type="percentage" office:value="0.14429775697680303" table:style-name="ce39">
            <text:p>14,4%</text:p>
          </table:table-cell>
          <table:table-cell office:value-type="float" office:value="102815" table:style-name="ce38">
            <text:p>102.815</text:p>
          </table:table-cell>
          <table:table-cell office:value-type="percentage" office:value="0.10826734341434649" table:style-name="ce39">
            <text:p>10,8%</text:p>
          </table:table-cell>
          <table:table-cell office:value-type="float" office:value="69960" table:style-name="ce38">
            <text:p>69.960</text:p>
          </table:table-cell>
          <table:table-cell office:value-type="percentage" office:value="9.422539479443752E-2" table:style-name="ce39">
            <text:p>9,4%</text:p>
          </table:table-cell>
          <table:table-cell office:value-type="float" office:value="3018" table:style-name="ce38">
            <text:p>3.018</text:p>
          </table:table-cell>
          <table:table-cell office:value-type="percentage" office:value="5.4521608116457291E-3" table:style-name="ce39">
            <text:p>0,5%</text:p>
          </table:table-cell>
          <table:table-cell office:value-type="float" office:value="2038658" table:style-name="ce38">
            <text:p>2.038.65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4103035880103788" table:style-name="ce39">
            <text:p>3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859" table:style-name="ce38">
            <text:p>71.859</text:p>
          </table:table-cell>
          <table:table-cell office:value-type="percentage" office:value="1" table:style-name="ce39">
            <text:p>100,0%</text:p>
          </table:table-cell>
          <table:table-cell office:value-type="float" office:value="96433" table:style-name="ce38">
            <text:p>96.433</text:p>
          </table:table-cell>
          <table:table-cell office:value-type="percentage" office:value="0.93716168281518775" table:style-name="ce39">
            <text:p>93,7%</text:p>
          </table:table-cell>
          <table:table-cell office:value-type="float" office:value="48056" table:style-name="ce38">
            <text:p>48.056</text:p>
          </table:table-cell>
          <table:table-cell office:value-type="percentage" office:value="0.32711406380820779" table:style-name="ce39">
            <text:p>32,7%</text:p>
          </table:table-cell>
          <table:table-cell office:value-type="float" office:value="111128" table:style-name="ce38">
            <text:p>111.128</text:p>
          </table:table-cell>
          <table:table-cell office:value-type="percentage" office:value="0.52110139925723076" table:style-name="ce39">
            <text:p>52,1%</text:p>
          </table:table-cell>
          <table:table-cell office:value-type="float" office:value="53792" table:style-name="ce38">
            <text:p>53.792</text:p>
          </table:table-cell>
          <table:table-cell office:value-type="percentage" office:value="0.21164870532780919" table:style-name="ce39">
            <text:p>21,2%</text:p>
          </table:table-cell>
          <table:table-cell office:value-type="float" office:value="20923" table:style-name="ce38">
            <text:p>20.923</text:p>
          </table:table-cell>
          <table:table-cell office:value-type="percentage" office:value="0.10010861088118353" table:style-name="ce39">
            <text:p>10,0%</text:p>
          </table:table-cell>
          <table:table-cell office:value-type="float" office:value="15374" table:style-name="ce38">
            <text:p>15.374</text:p>
          </table:table-cell>
          <table:table-cell office:value-type="percentage" office:value="8.9255027634573408E-2" table:style-name="ce39">
            <text:p>8,9%</text:p>
          </table:table-cell>
          <table:table-cell office:value-type="float" office:value="717" table:style-name="ce38">
            <text:p>717</text:p>
          </table:table-cell>
          <table:table-cell office:value-type="percentage" office:value="5.0530677829929383E-3" table:style-name="ce39">
            <text:p>0,5%</text:p>
          </table:table-cell>
          <table:table-cell office:value-type="float" office:value="418282" table:style-name="ce38">
            <text:p>418.28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1926584777011868" table:style-name="ce39">
            <text:p>3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797" table:style-name="ce38">
            <text:p>41.797</text:p>
          </table:table-cell>
          <table:table-cell office:value-type="percentage" office:value="1" table:style-name="ce39">
            <text:p>100,0%</text:p>
          </table:table-cell>
          <table:table-cell office:value-type="float" office:value="55109" table:style-name="ce38">
            <text:p>55.109</text:p>
          </table:table-cell>
          <table:table-cell office:value-type="percentage" office:value="0.98775810151993115" table:style-name="ce39">
            <text:p>98,8%</text:p>
          </table:table-cell>
          <table:table-cell office:value-type="float" office:value="21249" table:style-name="ce38">
            <text:p>21.249</text:p>
          </table:table-cell>
          <table:table-cell office:value-type="percentage" office:value="0.2877552678619793" table:style-name="ce39">
            <text:p>28,8%</text:p>
          </table:table-cell>
          <table:table-cell office:value-type="float" office:value="62986" table:style-name="ce38">
            <text:p>62.986</text:p>
          </table:table-cell>
          <table:table-cell office:value-type="percentage" office:value="0.65139512275839251" table:style-name="ce39">
            <text:p>65,1%</text:p>
          </table:table-cell>
          <table:table-cell office:value-type="float" office:value="21892" table:style-name="ce38">
            <text:p>21.892</text:p>
          </table:table-cell>
          <table:table-cell office:value-type="percentage" office:value="0.20269995000092592" table:style-name="ce39">
            <text:p>20,3%</text:p>
          </table:table-cell>
          <table:table-cell office:value-type="float" office:value="9297" table:style-name="ce38">
            <text:p>9.297</text:p>
          </table:table-cell>
          <table:table-cell office:value-type="percentage" office:value="0.11429660318904365" table:style-name="ce39">
            <text:p>11,4%</text:p>
          </table:table-cell>
          <table:table-cell office:value-type="float" office:value="6752" table:style-name="ce38">
            <text:p>6.752</text:p>
          </table:table-cell>
          <table:table-cell office:value-type="percentage" office:value="9.9109016982987658E-2" table:style-name="ce39">
            <text:p>9,9%</text:p>
          </table:table-cell>
          <table:table-cell office:value-type="float" office:value="242" table:style-name="ce38">
            <text:p>242</text:p>
          </table:table-cell>
          <table:table-cell office:value-type="percentage" office:value="4.2916932680712207E-3" table:style-name="ce39">
            <text:p>0,4%</text:p>
          </table:table-cell>
          <table:table-cell office:value-type="float" office:value="219324" table:style-name="ce38">
            <text:p>219.32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37726411102357599" table:style-name="ce39">
            <text:p>37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8948" table:style-name="ce38">
            <text:p>158.948</text:p>
          </table:table-cell>
          <table:table-cell office:value-type="percentage" office:value="1.0063184552073441" table:style-name="ce39">
            <text:p>100,6%</text:p>
          </table:table-cell>
          <table:table-cell office:value-type="float" office:value="207554" table:style-name="ce38">
            <text:p>207.554</text:p>
          </table:table-cell>
          <table:table-cell office:value-type="percentage" office:value="0.97406150712639794" table:style-name="ce39">
            <text:p>97,4%</text:p>
          </table:table-cell>
          <table:table-cell office:value-type="float" office:value="99689" table:style-name="ce38">
            <text:p>99.689</text:p>
          </table:table-cell>
          <table:table-cell office:value-type="percentage" office:value="0.35588089347741497" table:style-name="ce39">
            <text:p>35,6%</text:p>
          </table:table-cell>
          <table:table-cell office:value-type="float" office:value="199440" table:style-name="ce38">
            <text:p>199.440</text:p>
          </table:table-cell>
          <table:table-cell office:value-type="percentage" office:value="0.58662791894745825" table:style-name="ce39">
            <text:p>58,7%</text:p>
          </table:table-cell>
          <table:table-cell office:value-type="float" office:value="60635" table:style-name="ce38">
            <text:p>60.635</text:p>
          </table:table-cell>
          <table:table-cell office:value-type="percentage" office:value="0.16743848254646773" table:style-name="ce39">
            <text:p>16,7%</text:p>
          </table:table-cell>
          <table:table-cell office:value-type="float" office:value="30589" table:style-name="ce38">
            <text:p>30.589</text:p>
          </table:table-cell>
          <table:table-cell office:value-type="percentage" office:value="0.11740480458120156" table:style-name="ce39">
            <text:p>11,7%</text:p>
          </table:table-cell>
          <table:table-cell office:value-type="float" office:value="22587" table:style-name="ce38">
            <text:p>22.587</text:p>
          </table:table-cell>
          <table:table-cell office:value-type="percentage" office:value="0.11207538182142963" table:style-name="ce39">
            <text:p>11,2%</text:p>
          </table:table-cell>
          <table:table-cell office:value-type="float" office:value="883" table:style-name="ce38">
            <text:p>883</text:p>
          </table:table-cell>
          <table:table-cell office:value-type="percentage" office:value="5.2370615517834474E-3" table:style-name="ce39">
            <text:p>0,5%</text:p>
          </table:table-cell>
          <table:table-cell office:value-type="float" office:value="780325" table:style-name="ce38">
            <text:p>780.32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39332027180216367" table:style-name="ce39">
            <text:p>39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695" table:style-name="ce38">
            <text:p>3.695</text:p>
          </table:table-cell>
          <table:table-cell office:value-type="percentage" office:value="0.85572024085224641" table:style-name="ce39">
            <text:p>85,6%</text:p>
          </table:table-cell>
          <table:table-cell office:value-type="float" office:value="3256" table:style-name="ce38">
            <text:p>3.256</text:p>
          </table:table-cell>
          <table:table-cell office:value-type="percentage" office:value="0.41440753468244879" table:style-name="ce39">
            <text:p>41,4%</text:p>
          </table:table-cell>
          <table:table-cell office:value-type="float" office:value="8587" table:style-name="ce38">
            <text:p>8.587</text:p>
          </table:table-cell>
          <table:table-cell office:value-type="percentage" office:value="0.74307718933887157" table:style-name="ce39">
            <text:p>74,3%</text:p>
          </table:table-cell>
          <table:table-cell office:value-type="float" office:value="5897" table:style-name="ce38">
            <text:p>5.897</text:p>
          </table:table-cell>
          <table:table-cell office:value-type="percentage" office:value="0.46646100300585353" table:style-name="ce39">
            <text:p>46,6%</text:p>
          </table:table-cell>
          <table:table-cell office:value-type="float" office:value="1585" table:style-name="ce38">
            <text:p>1.585</text:p>
          </table:table-cell>
          <table:table-cell office:value-type="percentage" office:value="0.13326046746258619" table:style-name="ce39">
            <text:p>13,3%</text:p>
          </table:table-cell>
          <table:table-cell office:value-type="float" office:value="977" table:style-name="ce38">
            <text:p>977</text:p>
          </table:table-cell>
          <table:table-cell office:value-type="percentage" office:value="8.9085438132579561E-2" table:style-name="ce39">
            <text:p>8,9%</text:p>
          </table:table-cell>
          <table:table-cell office:value-type="float" office:value="97" table:style-name="ce38">
            <text:p>97</text:p>
          </table:table-cell>
          <table:table-cell office:value-type="percentage" office:value="1.0628972167433706E-2" table:style-name="ce39">
            <text:p>1,1%</text:p>
          </table:table-cell>
          <table:table-cell office:value-type="float" office:value="26409" table:style-name="ce38">
            <text:p>26.40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37214119636440501" table:style-name="ce39">
            <text:p>3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66" table:style-name="ce38">
            <text:p>1.866</text:p>
          </table:table-cell>
          <table:table-cell office:value-type="percentage" office:value="0.79438058748403573" table:style-name="ce39">
            <text:p>79,4%</text:p>
          </table:table-cell>
          <table:table-cell office:value-type="float" office:value="2999" table:style-name="ce38">
            <text:p>2.999</text:p>
          </table:table-cell>
          <table:table-cell office:value-type="percentage" office:value="0.80016008537886874" table:style-name="ce39">
            <text:p>80,0%</text:p>
          </table:table-cell>
          <table:table-cell office:value-type="float" office:value="3119" table:style-name="ce38">
            <text:p>3.119</text:p>
          </table:table-cell>
          <table:table-cell office:value-type="percentage" office:value="0.39849239810910947" table:style-name="ce39">
            <text:p>39,8%</text:p>
          </table:table-cell>
          <table:table-cell office:value-type="float" office:value="8107" table:style-name="ce38">
            <text:p>8.107</text:p>
          </table:table-cell>
          <table:table-cell office:value-type="percentage" office:value="0.7174971236392601" table:style-name="ce39">
            <text:p>71,7%</text:p>
          </table:table-cell>
          <table:table-cell office:value-type="float" office:value="7180" table:style-name="ce38">
            <text:p>7.180</text:p>
          </table:table-cell>
          <table:table-cell office:value-type="percentage" office:value="0.59823362772871191" table:style-name="ce39">
            <text:p>59,8%</text:p>
          </table:table-cell>
          <table:table-cell office:value-type="float" office:value="1738" table:style-name="ce38">
            <text:p>1.738</text:p>
          </table:table-cell>
          <table:table-cell office:value-type="percentage" office:value="0.14324569356300998" table:style-name="ce39">
            <text:p>14,3%</text:p>
          </table:table-cell>
          <table:table-cell office:value-type="float" office:value="814" table:style-name="ce38">
            <text:p>814</text:p>
          </table:table-cell>
          <table:table-cell office:value-type="percentage" office:value="6.7861609003751558E-2" table:style-name="ce39">
            <text:p>6,8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5845" table:style-name="ce38">
            <text:p>25.84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36438873771624347" table:style-name="ce39">
            <text:p>3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408" table:style-name="ce38">
            <text:p>1.408</text:p>
          </table:table-cell>
          <table:table-cell office:value-type="string" table:style-name="ce39">
            <text:p>-</text:p>
          </table:table-cell>
          <table:table-cell office:value-type="float" office:value="5413" table:style-name="ce38">
            <text:p>5.413</text:p>
          </table:table-cell>
          <table:table-cell office:value-type="string" table:style-name="ce39">
            <text:p>-</text:p>
          </table:table-cell>
          <table:table-cell office:value-type="float" office:value="11009" table:style-name="ce38">
            <text:p>11.009</text:p>
          </table:table-cell>
          <table:table-cell office:value-type="string" table:style-name="ce39">
            <text:p>-</text:p>
          </table:table-cell>
          <table:table-cell office:value-type="float" office:value="13744" table:style-name="ce38">
            <text:p>13.744</text:p>
          </table:table-cell>
          <table:table-cell office:value-type="string" table:style-name="ce39">
            <text:p>-</text:p>
          </table:table-cell>
          <table:table-cell office:value-type="float" office:value="7744" table:style-name="ce38">
            <text:p>7.744</text:p>
          </table:table-cell>
          <table:table-cell office:value-type="string" table:style-name="ce39">
            <text:p>-</text:p>
          </table:table-cell>
          <table:table-cell office:value-type="float" office:value="110" table:style-name="ce38">
            <text:p>110</text:p>
          </table:table-cell>
          <table:table-cell office:value-type="string" table:style-name="ce39">
            <text:p>-</text:p>
          </table:table-cell>
          <table:table-cell office:value-type="float" office:value="39446" table:style-name="ce38">
            <text:p>39.44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5192" table:style-name="ce43">
            <text:p>2.865.192</text:p>
          </table:table-cell>
          <table:table-cell office:value-type="percentage" office:value="1" table:style-name="ce44">
            <text:p>100,0%</text:p>
          </table:table-cell>
          <table:table-cell office:value-type="float" office:value="3813160" table:style-name="ce43">
            <text:p>3.813.160</text:p>
          </table:table-cell>
          <table:table-cell office:value-type="percentage" office:value="0.9629082497799899" table:style-name="ce44">
            <text:p>96,3%</text:p>
          </table:table-cell>
          <table:table-cell office:value-type="float" office:value="1747532" table:style-name="ce43">
            <text:p>1.747.532</text:p>
          </table:table-cell>
          <table:table-cell office:value-type="percentage" office:value="0.32743799590255623" table:style-name="ce44">
            <text:p>32,7%</text:p>
          </table:table-cell>
          <table:table-cell office:value-type="float" office:value="3968784" table:style-name="ce43">
            <text:p>3.968.784</text:p>
          </table:table-cell>
          <table:table-cell office:value-type="percentage" office:value="0.56428427826117622" table:style-name="ce44">
            <text:p>56,4%</text:p>
          </table:table-cell>
          <table:table-cell office:value-type="float" office:value="1242479" table:style-name="ce43">
            <text:p>1.242.479</text:p>
          </table:table-cell>
          <table:table-cell office:value-type="percentage" office:value="0.15744049757360135" table:style-name="ce44">
            <text:p>15,7%</text:p>
          </table:table-cell>
          <table:table-cell office:value-type="float" office:value="652433" table:style-name="ce43">
            <text:p>652.433</text:p>
          </table:table-cell>
          <table:table-cell office:value-type="percentage" office:value="0.1047176242050474" table:style-name="ce44">
            <text:p>10,5%</text:p>
          </table:table-cell>
          <table:table-cell office:value-type="float" office:value="435871" table:style-name="ce43">
            <text:p>435.871</text:p>
          </table:table-cell>
          <table:table-cell office:value-type="percentage" office:value="8.8150199003365265E-2" table:style-name="ce44">
            <text:p>8,8%</text:p>
          </table:table-cell>
          <table:table-cell office:value-type="float" office:value="20285" table:style-name="ce43">
            <text:p>20.285</text:p>
          </table:table-cell>
          <table:table-cell office:value-type="percentage" office:value="5.2164150049656879E-3" table:style-name="ce44">
            <text:p>0,5%</text:p>
          </table:table-cell>
          <table:table-cell office:value-type="float" office:value="14745736" table:style-name="ce43">
            <text:p>14.745.73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5009013688494017" table:style-name="ce44">
            <text:p>35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22T15:16:11Z</meta:creation-date>
    <dc:date>2021-06-22T15:16:52Z</dc:date>
  </office:meta>
</office:document-meta>
</file>